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paragraph-properties fo:margin-top="0in" fo:margin-bottom="0in" loext:contextual-spacing="false" fo:line-height="115%" fo:text-align="center" style:justify-single-word="false" style:writing-mode="lr-tb"/>
      <style:text-properties fo:font-variant="normal" fo:text-transform="none" fo:color="#000000" style:text-line-through-style="none" style:text-line-through-type="none" style:font-name="Open Sans" fo:font-size="14pt" fo:font-style="normal" style:text-underline-style="none" fo:font-weight="normal" style:text-blinking="false" fo:background-color="transparent" style:font-size-asian="14pt" style:font-weight-asian="normal" style:font-size-complex="14pt" style:font-weight-complex="normal"/>
    </style:style>
    <style:style style:name="P2" style:family="paragraph" style:parent-style-name="Text_20_body">
      <style:paragraph-properties fo:margin-top="0in" fo:margin-bottom="0in" loext:contextual-spacing="false" fo:line-height="115%" style:writing-mode="lr-tb"/>
      <style:text-properties fo:font-variant="normal" fo:text-transform="none" fo:color="#000000" style:text-line-through-style="none" style:text-line-through-type="none" style:font-name="Open Sans" style:text-underline-style="none" style:text-blinking="false" fo:background-color="transparent"/>
    </style:style>
    <style:style style:name="P3" style:family="paragraph" style:parent-style-name="Text_20_body">
      <style:paragraph-properties fo:margin-top="0in" fo:margin-bottom="0in" loext:contextual-spacing="false" fo:line-height="115%" fo:text-align="center" style:justify-single-word="false" style:writing-mode="lr-tb"/>
      <style:text-properties fo:font-variant="normal" fo:text-transform="none" fo:color="#000000" style:text-line-through-style="none" style:text-line-through-type="none" style:font-name="Open Sans" style:text-underline-style="none" style:text-blinking="false" fo:background-color="transparent"/>
    </style:style>
    <style:style style:name="P4" style:family="paragraph" style:parent-style-name="Text_20_body">
      <style:paragraph-properties fo:margin-top="0in" fo:margin-bottom="0in" loext:contextual-spacing="false" fo:line-height="115%" style:writing-mode="lr-tb"/>
      <style:text-properties fo:font-variant="normal" fo:text-transform="none" fo:color="#000000" style:text-line-through-style="none" style:text-line-through-type="none" style:font-name="Open Sans" fo:font-size="12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15%" fo:text-align="center" style:justify-single-word="false" style:writing-mode="lr-tb"/>
      <style:text-properties fo:font-variant="normal" fo:text-transform="none" fo:color="#000000" style:text-line-through-style="none" style:text-line-through-type="none" style:font-name="Open Sans" fo:font-size="12pt" fo:font-style="normal"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115%" style:writing-mode="lr-tb"/>
      <style:text-properties fo:font-variant="normal" fo:text-transform="none" fo:color="#000000" style:text-line-through-style="none" style:text-line-through-type="none" style:font-name="Open Sans" fo:font-size="12pt" fo:font-style="normal" style:text-underline-style="none" fo:font-weight="normal" officeooo:rsid="000ae956" officeooo:paragraph-rsid="000ae956" style:text-blinking="false" fo:background-color="transparent"/>
    </style:style>
    <style:style style:name="P7" style:family="paragraph" style:parent-style-name="Text_20_body">
      <style:paragraph-properties fo:margin-top="0in" fo:margin-bottom="0in" loext:contextual-spacing="false" fo:line-height="115%" style:writing-mode="lr-tb"/>
      <style:text-properties fo:font-variant="normal" fo:text-transform="none" fo:color="#000000" style:text-line-through-style="none" style:text-line-through-type="none" style:font-name="Open Sans" fo:font-size="12pt" fo:font-style="normal" style:text-underline-style="none" fo:font-weight="normal" officeooo:rsid="0012cea2" officeooo:paragraph-rsid="000b0205" style:text-blinking="false" fo:background-color="transparent"/>
    </style:style>
    <style:style style:name="P8" style:family="paragraph" style:parent-style-name="Text_20_body">
      <style:paragraph-properties fo:margin-top="0in" fo:margin-bottom="0in" loext:contextual-spacing="false" fo:line-height="115%" style:writing-mode="lr-tb"/>
      <style:text-properties fo:font-variant="normal" fo:text-transform="none" fo:color="#000000" style:text-line-through-style="none" style:text-line-through-type="none" style:font-name="Open Sans" fo:font-size="12pt" fo:font-style="italic" style:text-underline-style="none" fo:font-weight="normal" style:text-blinking="false" fo:background-color="transparent"/>
    </style:style>
    <style:style style:name="P9" style:family="paragraph" style:parent-style-name="Text_20_body">
      <style:paragraph-properties fo:margin-top="0in" fo:margin-bottom="0in" loext:contextual-spacing="false" fo:line-height="115%" style:writing-mode="lr-tb"/>
      <style:text-properties style:font-name="Open Sans" fo:font-weight="normal"/>
    </style:style>
    <style:style style:name="P10" style:family="paragraph" style:parent-style-name="Text_20_body">
      <style:paragraph-properties fo:margin-top="0in" fo:margin-bottom="0in" loext:contextual-spacing="false" fo:line-height="115%" style:writing-mode="lr-tb"/>
      <style:text-properties style:font-name="Open Sans"/>
    </style:style>
    <style:style style:name="P11" style:family="paragraph" style:parent-style-name="Text_20_body">
      <style:paragraph-properties fo:margin-top="0in" fo:margin-bottom="0in" loext:contextual-spacing="false" fo:line-height="115%" style:writing-mode="lr-tb"/>
      <style:text-properties style:font-name="Open Sans" officeooo:paragraph-rsid="0009897a"/>
    </style:style>
    <style:style style:name="P12" style:family="paragraph" style:parent-style-name="Text_20_body">
      <style:paragraph-properties fo:margin-top="0in" fo:margin-bottom="0in" loext:contextual-spacing="false" fo:line-height="115%" style:writing-mode="lr-tb"/>
      <style:text-properties style:font-name="Open Sans" officeooo:paragraph-rsid="000ae956"/>
    </style:style>
    <style:style style:name="P13" style:family="paragraph" style:parent-style-name="Text_20_body">
      <style:paragraph-properties fo:margin-top="0in" fo:margin-bottom="0in" loext:contextual-spacing="false" fo:line-height="115%" style:writing-mode="lr-tb"/>
      <style:text-properties style:font-name="Open Sans" officeooo:rsid="000ae956" officeooo:paragraph-rsid="000e882c"/>
    </style:style>
    <style:style style:name="P14" style:family="paragraph" style:parent-style-name="Text_20_body">
      <style:paragraph-properties fo:margin-top="0in" fo:margin-bottom="0in" loext:contextual-spacing="false" fo:line-height="115%" style:writing-mode="lr-tb"/>
      <style:text-properties style:font-name="Open Sans" officeooo:rsid="000b0205" officeooo:paragraph-rsid="000b0205"/>
    </style:style>
    <style:style style:name="P15" style:family="paragraph" style:parent-style-name="Text_20_body">
      <style:paragraph-properties fo:margin-top="0in" fo:margin-bottom="0in" loext:contextual-spacing="false" fo:line-height="115%" style:writing-mode="lr-tb"/>
    </style:style>
    <style:style style:name="P16" style:family="paragraph" style:parent-style-name="Text_20_body">
      <style:paragraph-properties fo:margin-left="0in" fo:margin-right="0in" fo:margin-top="0in" fo:margin-bottom="0in" loext:contextual-spacing="false" fo:line-height="115%" fo:text-indent="0.5in" style:auto-text-indent="false" style:writing-mode="lr-tb"/>
      <style:text-properties fo:font-variant="normal" fo:text-transform="none" fo:color="#000000" style:text-line-through-style="none" style:text-line-through-type="none" style:font-name="Open Sans" fo:font-size="12pt" fo:font-style="normal" style:text-underline-style="none" fo:font-weight="normal" style:text-blinking="false" fo:background-color="transparent"/>
    </style:style>
    <style:style style:name="P17" style:family="paragraph" style:parent-style-name="Text_20_body">
      <style:paragraph-properties fo:margin-left="0in" fo:margin-right="0in" fo:margin-top="0in" fo:margin-bottom="0in" loext:contextual-spacing="false" fo:line-height="115%" fo:text-indent="0.5in" style:auto-text-indent="false" style:writing-mode="lr-tb"/>
      <style:text-properties fo:font-variant="normal" fo:text-transform="none" fo:color="#000000" style:text-line-through-style="none" style:text-line-through-type="none" style:font-name="Open Sans" fo:font-size="12pt" fo:font-style="normal" style:text-underline-style="none" fo:font-weight="normal" officeooo:paragraph-rsid="00190c0a" style:text-blinking="false" fo:background-color="transparent"/>
    </style:style>
    <style:style style:name="P18" style:family="paragraph" style:parent-style-name="Text_20_body">
      <style:paragraph-properties fo:margin-left="0in" fo:margin-right="0in" fo:margin-top="0in" fo:margin-bottom="0in" loext:contextual-spacing="false" fo:line-height="115%" fo:text-indent="0.5in" style:auto-text-indent="false" style:writing-mode="lr-tb"/>
      <style:text-properties fo:font-variant="normal" fo:text-transform="none" fo:color="#000000" style:text-line-through-style="none" style:text-line-through-type="none" style:font-name="Open Sans" fo:font-size="12pt" fo:font-style="normal" style:text-underline-style="none" fo:font-weight="normal" officeooo:rsid="001766e0" style:text-blinking="false" fo:background-color="transparent"/>
    </style:style>
    <style:style style:name="P19" style:family="paragraph" style:parent-style-name="Text_20_body">
      <style:paragraph-properties fo:margin-left="0in" fo:margin-right="0in" fo:margin-top="0in" fo:margin-bottom="0in" loext:contextual-spacing="false" fo:line-height="115%" fo:text-indent="0.5in" style:auto-text-indent="false" style:writing-mode="lr-tb"/>
      <style:text-properties fo:font-variant="normal" fo:text-transform="none" fo:color="#000000" style:text-line-through-style="none" style:text-line-through-type="none" style:font-name="Open Sans" style:text-underline-style="none" style:text-blinking="false" fo:background-color="transparent"/>
    </style:style>
    <style:style style:name="P20" style:family="paragraph" style:parent-style-name="Text_20_body">
      <style:paragraph-properties fo:margin-left="0in" fo:margin-right="0in" fo:margin-top="0in" fo:margin-bottom="0in" loext:contextual-spacing="false" fo:line-height="115%" fo:text-align="center" style:justify-single-word="false" fo:text-indent="0.5in" style:auto-text-indent="false" style:writing-mode="lr-tb"/>
      <style:text-properties fo:font-variant="normal" fo:text-transform="none" fo:color="#000000" style:text-line-through-style="none" style:text-line-through-type="none" style:font-name="Open Sans" style:text-underline-style="none" style:text-blinking="false" fo:background-color="transparent"/>
    </style:style>
    <style:style style:name="P21" style:family="paragraph" style:parent-style-name="Text_20_body">
      <style:paragraph-properties fo:margin-left="0in" fo:margin-right="0in" fo:margin-top="0in" fo:margin-bottom="0in" loext:contextual-spacing="false" fo:line-height="115%" fo:text-indent="0.5in" style:auto-text-indent="false" style:writing-mode="lr-tb"/>
      <style:text-properties fo:font-variant="normal" fo:text-transform="none" fo:color="#000000" style:text-line-through-style="none" style:text-line-through-type="none" style:font-name="Open Sans" style:text-underline-style="none" officeooo:paragraph-rsid="001d6847" style:text-blinking="false" fo:background-color="transparent"/>
    </style:style>
    <style:style style:name="P22" style:family="paragraph" style:parent-style-name="Text_20_body">
      <style:paragraph-properties fo:margin-left="0in" fo:margin-right="0in" fo:margin-top="0in" fo:margin-bottom="0in" loext:contextual-spacing="false" fo:line-height="115%" fo:text-indent="0.5in" style:auto-text-indent="false" style:writing-mode="lr-tb"/>
      <style:text-properties style:font-name="Open Sans" fo:font-weight="normal"/>
    </style:style>
    <style:style style:name="P23" style:family="paragraph" style:parent-style-name="Text_20_body">
      <style:paragraph-properties fo:margin-left="0in" fo:margin-right="0in" fo:margin-top="0in" fo:margin-bottom="0in" loext:contextual-spacing="false" fo:line-height="115%" fo:text-indent="0.5in" style:auto-text-indent="false" style:writing-mode="lr-tb"/>
      <style:text-properties style:font-name="Open Sans" fo:font-weight="normal" officeooo:paragraph-rsid="00190c0a"/>
    </style:style>
    <style:style style:name="P24" style:family="paragraph" style:parent-style-name="Text_20_body">
      <style:paragraph-properties fo:margin-left="0in" fo:margin-right="0in" fo:margin-top="0in" fo:margin-bottom="0in" loext:contextual-spacing="false" fo:line-height="115%" fo:text-indent="0.5in" style:auto-text-indent="false" style:writing-mode="lr-tb"/>
      <style:text-properties style:font-name="Open Sans"/>
    </style:style>
    <style:style style:name="P25" style:family="paragraph" style:parent-style-name="Text_20_body">
      <style:paragraph-properties fo:margin-left="0in" fo:margin-right="0in" fo:line-height="115%" fo:text-indent="0.5in" style:auto-text-indent="false" style:writing-mode="lr-tb"/>
      <style:text-properties style:font-name="Open Sans"/>
    </style:style>
    <style:style style:name="P26" style:family="paragraph" style:parent-style-name="Text_20_body">
      <style:paragraph-properties fo:margin-left="0in" fo:margin-right="0in" fo:line-height="115%" fo:text-align="center" style:justify-single-word="false" fo:text-indent="0.5in" style:auto-text-indent="false" style:writing-mode="lr-tb"/>
      <style:text-properties style:font-name="Open Sans"/>
    </style:style>
    <style:style style:name="P27" style:family="paragraph" style:parent-style-name="Text_20_body">
      <style:paragraph-properties fo:line-height="115%" style:writing-mode="lr-tb"/>
      <style:text-properties style:font-name="Open Sans"/>
    </style:style>
    <style:style style:name="P28" style:family="paragraph" style:parent-style-name="Text_20_body">
      <style:paragraph-properties fo:line-height="115%" fo:text-align="center" style:justify-single-word="false" style:writing-mode="lr-tb"/>
      <style:text-properties style:font-name="Open Sans"/>
    </style:style>
    <style:style style:name="P29" style:family="paragraph" style:parent-style-name="Standard">
      <style:paragraph-properties fo:line-height="115%"/>
      <style:text-properties style:font-name="Open Sans"/>
    </style:style>
    <style:style style:name="P30" style:family="paragraph" style:parent-style-name="Standard">
      <style:paragraph-properties fo:line-height="115%" fo:text-align="start" style:justify-single-word="false"/>
      <style:text-properties style:font-name="Open Sans" fo:font-size="12pt" officeooo:rsid="00161bb1" officeooo:paragraph-rsid="00161bb1" style:font-size-asian="10.5pt" style:font-size-complex="12pt"/>
    </style:style>
    <style:style style:name="P31" style:family="paragraph" style:parent-style-name="Standard">
      <style:paragraph-properties fo:line-height="115%" fo:text-align="start" style:justify-single-word="false"/>
      <style:text-properties style:font-name="Open Sans" fo:font-size="12pt" officeooo:rsid="002268b5" officeooo:paragraph-rsid="002268b5" style:font-size-asian="10.5pt" style:font-size-complex="12pt"/>
    </style:style>
    <style:style style:name="P32" style:family="paragraph" style:parent-style-name="Standard">
      <style:paragraph-properties fo:line-height="115%" fo:text-align="start" style:justify-single-word="false"/>
      <style:text-properties style:font-name="Open Sans" fo:font-size="12pt" officeooo:rsid="002278bf" officeooo:paragraph-rsid="002278bf" style:font-size-asian="10.5pt" style:font-size-complex="12pt"/>
    </style:style>
    <style:style style:name="P33" style:family="paragraph" style:parent-style-name="Standard">
      <style:paragraph-properties fo:line-height="115%" fo:text-align="start" style:justify-single-word="false"/>
      <style:text-properties style:font-name="Open Sans" fo:font-size="12pt" officeooo:rsid="002278bf" officeooo:paragraph-rsid="00249157" style:font-size-asian="10.5pt" style:font-size-complex="12pt"/>
    </style:style>
    <style:style style:name="P34" style:family="paragraph" style:parent-style-name="Standard">
      <style:paragraph-properties fo:line-height="115%" fo:text-align="start" style:justify-single-word="false"/>
      <style:text-properties style:font-name="Open Sans" fo:font-size="12pt" officeooo:rsid="00249157" officeooo:paragraph-rsid="00249157" style:font-size-asian="10.5pt" style:font-size-complex="12pt"/>
    </style:style>
    <style:style style:name="P35" style:family="paragraph" style:parent-style-name="Standard">
      <style:paragraph-properties fo:line-height="115%" fo:text-align="start" style:justify-single-word="false"/>
      <style:text-properties style:font-name="Open Sans" fo:font-size="12pt" officeooo:rsid="00249157" officeooo:paragraph-rsid="0025fe4b" style:font-size-asian="10.5pt" style:font-size-complex="12pt"/>
    </style:style>
    <style:style style:name="P36" style:family="paragraph" style:parent-style-name="Standard">
      <style:paragraph-properties fo:line-height="115%" fo:text-align="start" style:justify-single-word="false"/>
      <style:text-properties style:font-name="Open Sans" fo:font-size="12pt" officeooo:rsid="0028f8ec" officeooo:paragraph-rsid="0028f8ec" style:font-size-asian="10.5pt" style:font-size-complex="12pt"/>
    </style:style>
    <style:style style:name="P37" style:family="paragraph" style:parent-style-name="Standard">
      <style:paragraph-properties fo:line-height="115%" fo:text-align="start" style:justify-single-word="false"/>
      <style:text-properties style:font-name="Open Sans" fo:font-size="12pt" officeooo:rsid="0028f8ec" officeooo:paragraph-rsid="002965a7" style:font-size-asian="10.5pt" style:font-size-complex="12pt"/>
    </style:style>
    <style:style style:name="P38" style:family="paragraph" style:parent-style-name="Standard">
      <style:paragraph-properties fo:line-height="115%" fo:text-align="start" style:justify-single-word="false"/>
      <style:text-properties style:font-name="Open Sans" fo:font-size="12pt" officeooo:rsid="0028f8ec" officeooo:paragraph-rsid="003d81a6" style:font-size-asian="10.5pt" style:font-size-complex="12pt"/>
    </style:style>
    <style:style style:name="P39" style:family="paragraph" style:parent-style-name="Standard">
      <style:paragraph-properties fo:line-height="115%" fo:text-align="start" style:justify-single-word="false"/>
      <style:text-properties style:font-name="Open Sans" fo:font-size="12pt" officeooo:rsid="002eb659" officeooo:paragraph-rsid="002ebc44" style:font-size-asian="10.5pt" style:font-size-complex="12pt"/>
    </style:style>
    <style:style style:name="P40" style:family="paragraph" style:parent-style-name="Standard">
      <style:paragraph-properties fo:line-height="115%" fo:text-align="start" style:justify-single-word="false"/>
      <style:text-properties style:font-name="Open Sans" fo:font-size="12pt" officeooo:rsid="002ebc44" officeooo:paragraph-rsid="002ebc44" style:font-size-asian="10.5pt" style:font-size-complex="12pt"/>
    </style:style>
    <style:style style:name="P41" style:family="paragraph" style:parent-style-name="Standard">
      <style:paragraph-properties fo:line-height="115%" fo:text-align="start" style:justify-single-word="false"/>
      <style:text-properties style:font-name="Open Sans" fo:font-size="12pt" officeooo:rsid="002ebc44" officeooo:paragraph-rsid="003269d4" style:font-size-asian="10.5pt" style:font-size-complex="12pt"/>
    </style:style>
    <style:style style:name="P42" style:family="paragraph" style:parent-style-name="Standard">
      <style:paragraph-properties fo:line-height="115%" fo:text-align="start" style:justify-single-word="false"/>
      <style:text-properties style:font-name="Open Sans" fo:font-size="12pt" officeooo:rsid="002ebc44" officeooo:paragraph-rsid="003269f2" style:font-size-asian="10.5pt" style:font-size-complex="12pt"/>
    </style:style>
    <style:style style:name="P43" style:family="paragraph" style:parent-style-name="Standard">
      <style:paragraph-properties fo:line-height="115%" fo:text-align="start" style:justify-single-word="false"/>
      <style:text-properties style:font-name="Open Sans" fo:font-size="12pt" officeooo:rsid="002ebc44" officeooo:paragraph-rsid="00344b52" style:font-size-asian="10.5pt" style:font-size-complex="12pt"/>
    </style:style>
    <style:style style:name="P44" style:family="paragraph" style:parent-style-name="Standard">
      <style:paragraph-properties fo:line-height="115%" fo:text-align="start" style:justify-single-word="false"/>
      <style:text-properties style:font-name="Open Sans" fo:font-size="12pt" officeooo:rsid="00363efd" officeooo:paragraph-rsid="00363efd" style:font-size-asian="10.5pt" style:font-size-complex="12pt"/>
    </style:style>
    <style:style style:name="P45" style:family="paragraph" style:parent-style-name="Standard">
      <style:paragraph-properties fo:line-height="115%" fo:text-align="start" style:justify-single-word="false"/>
      <style:text-properties style:font-name="Open Sans" fo:font-size="12pt" officeooo:rsid="00372cb8" officeooo:paragraph-rsid="00372cb8" style:font-size-asian="10.5pt" style:font-size-complex="12pt"/>
    </style:style>
    <style:style style:name="P46" style:family="paragraph" style:parent-style-name="Standard">
      <style:paragraph-properties fo:line-height="115%" fo:text-align="start" style:justify-single-word="false"/>
      <style:text-properties style:font-name="Open Sans" fo:font-size="12pt" officeooo:rsid="00372cb8" officeooo:paragraph-rsid="003886cf" style:font-size-asian="10.5pt" style:font-size-complex="12pt"/>
    </style:style>
    <style:style style:name="P47" style:family="paragraph" style:parent-style-name="Standard">
      <style:paragraph-properties fo:line-height="115%" fo:text-align="center" style:justify-single-word="false"/>
      <style:text-properties style:font-name="Open Sans" fo:font-size="12pt" officeooo:rsid="002220f9" officeooo:paragraph-rsid="002220f9" style:font-size-asian="12pt" style:font-size-complex="12pt"/>
    </style:style>
    <style:style style:name="P48" style:family="paragraph" style:parent-style-name="Standard">
      <style:paragraph-properties fo:line-height="115%" fo:text-align="center" style:justify-single-word="false" fo:break-before="page"/>
      <style:text-properties style:font-name="Open Sans" fo:font-size="14pt" officeooo:rsid="00161bb1" officeooo:paragraph-rsid="00161bb1" style:font-size-asian="14pt" style:font-size-complex="14pt"/>
    </style:style>
    <style:style style:name="P49" style:family="paragraph" style:parent-style-name="Standard">
      <style:paragraph-properties fo:line-height="115%" fo:text-align="center" style:justify-single-word="false" fo:break-before="page"/>
      <style:text-properties style:font-name="Open Sans" fo:font-size="12pt" officeooo:rsid="00363efd" officeooo:paragraph-rsid="00363efd" style:font-size-asian="10.5pt" style:font-size-complex="12pt"/>
    </style:style>
    <style:style style:name="P50" style:family="paragraph" style:parent-style-name="Standard">
      <style:paragraph-properties fo:line-height="115%" fo:text-align="start" style:justify-single-word="false"/>
      <style:text-properties style:font-name="Open Sans" fo:font-size="12pt" fo:font-style="normal" officeooo:rsid="002268b5" officeooo:paragraph-rsid="00161bb1" style:font-size-asian="10.5pt" style:font-style-asian="normal" style:font-size-complex="12pt" style:font-style-complex="normal"/>
    </style:style>
    <style:style style:name="P51" style:family="paragraph" style:parent-style-name="Standard">
      <style:paragraph-properties fo:line-height="115%" fo:text-align="start" style:justify-single-word="false"/>
      <style:text-properties style:font-name="Open Sans" fo:font-size="12pt" fo:font-style="normal" officeooo:rsid="002268b5" officeooo:paragraph-rsid="00372cb8" style:font-size-asian="10.5pt" style:font-style-asian="normal" style:font-size-complex="12pt" style:font-style-complex="normal"/>
    </style:style>
    <style:style style:name="P52" style:family="paragraph" style:parent-style-name="Standard">
      <style:paragraph-properties fo:line-height="115%" fo:text-align="center" style:justify-single-word="false"/>
      <style:text-properties style:font-name="Open Sans" fo:font-size="12pt" fo:font-style="normal" officeooo:rsid="002268b5" officeooo:paragraph-rsid="00161bb1" style:font-size-asian="10.5pt" style:font-style-asian="normal" style:font-size-complex="12pt" style:font-style-complex="normal"/>
    </style:style>
    <style:style style:name="P53" style:family="paragraph" style:parent-style-name="Standard">
      <style:paragraph-properties fo:line-height="115%" fo:text-align="start" style:justify-single-word="false"/>
      <style:text-properties style:font-name="Open Sans" fo:font-size="12pt" fo:font-style="normal" officeooo:rsid="00372cb8" officeooo:paragraph-rsid="00372cb8" style:font-size-asian="10.5pt" style:font-style-asian="normal" style:font-size-complex="12pt" style:font-style-complex="normal"/>
    </style:style>
    <style:style style:name="P54" style:family="paragraph" style:parent-style-name="Standard">
      <style:paragraph-properties fo:line-height="115%" fo:text-align="start" style:justify-single-word="false"/>
      <style:text-properties style:font-name="Open Sans" fo:font-size="12pt" fo:font-style="normal" officeooo:rsid="003886cf" officeooo:paragraph-rsid="003886cf" style:font-size-asian="10.5pt" style:font-style-asian="normal" style:font-size-complex="12pt" style:font-style-complex="normal"/>
    </style:style>
    <style:style style:name="P55" style:family="paragraph" style:parent-style-name="Standard">
      <style:paragraph-properties fo:line-height="115%" fo:text-align="start" style:justify-single-word="false"/>
      <style:text-properties style:font-name="Open Sans" fo:font-size="12pt" fo:font-style="normal" officeooo:rsid="002278bf" officeooo:paragraph-rsid="002268b5" style:font-size-asian="10.5pt" style:font-style-asian="normal" style:font-size-complex="12pt" style:font-style-complex="normal"/>
    </style:style>
    <style:style style:name="P56" style:family="paragraph" style:parent-style-name="Standard">
      <style:paragraph-properties fo:line-height="115%" fo:text-align="start" style:justify-single-word="false"/>
      <style:text-properties style:font-name="Open Sans" fo:font-size="12pt" fo:font-style="normal" officeooo:rsid="002278bf" officeooo:paragraph-rsid="002278bf" style:font-size-asian="10.5pt" style:font-style-asian="normal" style:font-size-complex="12pt" style:font-style-complex="normal"/>
    </style:style>
    <style:style style:name="P57" style:family="paragraph" style:parent-style-name="Standard">
      <style:paragraph-properties fo:line-height="115%" fo:text-align="start" style:justify-single-word="false"/>
      <style:text-properties style:font-name="Open Sans" fo:font-size="12pt" fo:font-style="normal" officeooo:rsid="0022dafd" officeooo:paragraph-rsid="002278bf" style:font-size-asian="10.5pt" style:font-style-asian="normal" style:font-size-complex="12pt" style:font-style-complex="normal"/>
    </style:style>
    <style:style style:name="P58" style:family="paragraph" style:parent-style-name="Standard">
      <style:paragraph-properties fo:line-height="115%" fo:text-align="start" style:justify-single-word="false"/>
      <style:text-properties style:font-name="Open Sans" fo:font-size="12pt" fo:font-style="normal" officeooo:rsid="00249157" officeooo:paragraph-rsid="00249157" style:font-size-asian="10.5pt" style:font-style-asian="normal" style:font-size-complex="12pt" style:font-style-complex="normal"/>
    </style:style>
    <style:style style:name="P59" style:family="paragraph" style:parent-style-name="Standard">
      <style:paragraph-properties fo:line-height="115%" fo:text-align="start" style:justify-single-word="false"/>
      <style:text-properties style:font-name="Open Sans" fo:font-size="12pt" fo:font-style="normal" officeooo:rsid="0025fe4b" officeooo:paragraph-rsid="00249157" style:font-size-asian="10.5pt" style:font-style-asian="normal" style:font-size-complex="12pt" style:font-style-complex="normal"/>
    </style:style>
    <style:style style:name="P60" style:family="paragraph" style:parent-style-name="Standard">
      <style:paragraph-properties fo:line-height="115%" fo:text-align="start" style:justify-single-word="false"/>
      <style:text-properties style:font-name="Open Sans" fo:font-size="12pt" fo:font-style="normal" officeooo:rsid="0027b4cc" officeooo:paragraph-rsid="00249157" style:font-size-asian="10.5pt" style:font-style-asian="normal" style:font-size-complex="12pt" style:font-style-complex="normal"/>
    </style:style>
    <style:style style:name="P61" style:family="paragraph" style:parent-style-name="Standard">
      <style:paragraph-properties fo:line-height="115%" fo:text-align="start" style:justify-single-word="false"/>
      <style:text-properties style:font-name="Open Sans" fo:font-size="12pt" fo:font-style="normal" officeooo:rsid="0028f8ec" officeooo:paragraph-rsid="00249157" style:font-size-asian="10.5pt" style:font-style-asian="normal" style:font-size-complex="12pt" style:font-style-complex="normal"/>
    </style:style>
    <style:style style:name="P62" style:family="paragraph" style:parent-style-name="Standard">
      <style:paragraph-properties fo:line-height="115%" fo:text-align="start" style:justify-single-word="false"/>
      <style:text-properties style:font-name="Open Sans" fo:font-size="12pt" fo:font-style="normal" officeooo:rsid="0028f8ec" officeooo:paragraph-rsid="0028f8ec" style:font-size-asian="10.5pt" style:font-style-asian="normal" style:font-size-complex="12pt" style:font-style-complex="normal"/>
    </style:style>
    <style:style style:name="P63" style:family="paragraph" style:parent-style-name="Standard">
      <style:paragraph-properties fo:line-height="115%" fo:text-align="start" style:justify-single-word="false"/>
      <style:text-properties style:font-name="Open Sans" fo:font-size="12pt" fo:font-style="normal" officeooo:rsid="002965a7" officeooo:paragraph-rsid="002965a7" style:font-size-asian="10.5pt" style:font-style-asian="normal" style:font-size-complex="12pt" style:font-style-complex="normal"/>
    </style:style>
    <style:style style:name="P64" style:family="paragraph" style:parent-style-name="Standard">
      <style:paragraph-properties fo:line-height="115%" fo:text-align="start" style:justify-single-word="false"/>
      <style:text-properties style:font-name="Open Sans" fo:font-size="12pt" fo:font-style="normal" officeooo:rsid="002c30ec" officeooo:paragraph-rsid="002965a7" style:font-size-asian="10.5pt" style:font-style-asian="normal" style:font-size-complex="12pt" style:font-style-complex="normal"/>
    </style:style>
    <style:style style:name="P65" style:family="paragraph" style:parent-style-name="Standard">
      <style:paragraph-properties fo:line-height="115%" fo:text-align="start" style:justify-single-word="false"/>
      <style:text-properties style:font-name="Open Sans" fo:font-size="12pt" fo:font-style="normal" officeooo:rsid="002c30ec" officeooo:paragraph-rsid="00344b52" style:font-size-asian="10.5pt" style:font-style-asian="normal" style:font-size-complex="12pt" style:font-style-complex="normal"/>
    </style:style>
    <style:style style:name="P66" style:family="paragraph" style:parent-style-name="Standard">
      <style:paragraph-properties fo:line-height="115%" fo:text-align="center" style:justify-single-word="false"/>
      <style:text-properties style:font-name="Open Sans" fo:font-size="12pt" fo:font-style="normal" officeooo:rsid="002c30ec" officeooo:paragraph-rsid="002965a7" style:font-size-asian="10.5pt" style:font-style-asian="normal" style:font-size-complex="12pt" style:font-style-complex="normal"/>
    </style:style>
    <style:style style:name="P67" style:family="paragraph" style:parent-style-name="Standard">
      <style:paragraph-properties fo:line-height="115%" fo:text-align="start" style:justify-single-word="false"/>
      <style:text-properties style:font-name="Open Sans" fo:font-size="12pt" fo:font-style="normal" officeooo:rsid="002ebc44" officeooo:paragraph-rsid="002ebc44" style:font-size-asian="10.5pt" style:font-style-asian="normal" style:font-size-complex="12pt" style:font-style-complex="normal"/>
    </style:style>
    <style:style style:name="P68" style:family="paragraph" style:parent-style-name="Standard">
      <style:paragraph-properties fo:line-height="115%" fo:text-align="start" style:justify-single-word="false"/>
      <style:text-properties style:font-name="Open Sans" fo:font-size="12pt" fo:font-style="normal" officeooo:rsid="003269d4" officeooo:paragraph-rsid="002ebc44" style:font-size-asian="10.5pt" style:font-style-asian="normal" style:font-size-complex="12pt" style:font-style-complex="normal"/>
    </style:style>
    <style:style style:name="P69" style:family="paragraph" style:parent-style-name="Standard">
      <style:paragraph-properties fo:line-height="115%" fo:text-align="start" style:justify-single-word="false"/>
      <style:text-properties style:font-name="Open Sans" fo:font-size="12pt" fo:font-style="normal" officeooo:rsid="003269f2" officeooo:paragraph-rsid="003269f2" style:font-size-asian="10.5pt" style:font-style-asian="normal" style:font-size-complex="12pt" style:font-style-complex="normal"/>
    </style:style>
    <style:style style:name="P70" style:family="paragraph" style:parent-style-name="Standard">
      <style:paragraph-properties fo:line-height="115%" fo:text-align="start" style:justify-single-word="false"/>
      <style:text-properties style:font-name="Open Sans" fo:font-size="12pt" fo:font-style="normal" officeooo:rsid="00344b52" officeooo:paragraph-rsid="00344b52" style:font-size-asian="10.5pt" style:font-style-asian="normal" style:font-size-complex="12pt" style:font-style-complex="normal"/>
    </style:style>
    <style:style style:name="P71" style:family="paragraph" style:parent-style-name="Standard">
      <style:paragraph-properties fo:line-height="115%" fo:text-align="center" style:justify-single-word="false"/>
      <style:text-properties style:font-name="Open Sans" fo:font-size="12pt" fo:font-style="normal" officeooo:rsid="00344b52" officeooo:paragraph-rsid="00344b52" style:font-size-asian="10.5pt" style:font-style-asian="normal" style:font-size-complex="12pt" style:font-style-complex="normal"/>
    </style:style>
    <style:style style:name="P72" style:family="paragraph" style:parent-style-name="Standard">
      <style:paragraph-properties fo:line-height="115%" fo:text-align="start" style:justify-single-word="false"/>
      <style:text-properties style:font-name="Open Sans" fo:font-size="12pt" officeooo:rsid="002ebc44" officeooo:paragraph-rsid="004733ef" style:font-size-asian="10.5pt" style:font-size-complex="12pt"/>
    </style:style>
    <style:style style:name="T1" style:family="text">
      <style:text-properties fo:font-size="12pt" fo:font-style="normal" fo:font-weight="normal"/>
    </style:style>
    <style:style style:name="T2" style:family="text">
      <style:text-properties fo:font-size="12pt" fo:font-style="normal" fo:font-weight="normal" officeooo:rsid="00019447"/>
    </style:style>
    <style:style style:name="T3" style:family="text">
      <style:text-properties fo:font-size="12pt" fo:font-style="normal" fo:font-weight="normal" officeooo:rsid="000bcd52"/>
    </style:style>
    <style:style style:name="T4" style:family="text">
      <style:text-properties fo:font-size="12pt" fo:font-style="normal" fo:font-weight="normal" officeooo:rsid="000d86d7"/>
    </style:style>
    <style:style style:name="T5" style:family="text">
      <style:text-properties fo:font-size="12pt" fo:font-style="normal" fo:font-weight="normal" officeooo:rsid="0012cea2"/>
    </style:style>
    <style:style style:name="T6" style:family="text">
      <style:text-properties fo:font-size="12pt" fo:font-style="normal" fo:font-weight="normal" officeooo:rsid="0014ab0e"/>
    </style:style>
    <style:style style:name="T7" style:family="text">
      <style:text-properties fo:font-size="12pt" fo:font-style="normal" fo:font-weight="normal" officeooo:rsid="00152dcd"/>
    </style:style>
    <style:style style:name="T8" style:family="text">
      <style:text-properties fo:font-size="12pt" fo:font-style="normal" fo:font-weight="normal" officeooo:rsid="001766e0"/>
    </style:style>
    <style:style style:name="T9" style:family="text">
      <style:text-properties fo:font-size="12pt" fo:font-style="normal" fo:font-weight="normal" officeooo:rsid="001ab932"/>
    </style:style>
    <style:style style:name="T1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fo:font-size="12pt" fo:font-style="normal" style:text-underline-style="none" officeooo:rsid="00022861" style:text-blinking="false" fo:background-color="transparent" loext:char-shading-value="0"/>
    </style:style>
    <style:style style:name="T14" style:family="text">
      <style:text-properties fo:font-variant="normal" fo:text-transform="none" fo:color="#000000" style:text-line-through-style="none" style:text-line-through-type="none" fo:font-size="12pt" fo:font-style="normal" style:text-underline-style="none" officeooo:rsid="0006a186" style:text-blinking="false" fo:background-color="transparent" loext:char-shading-value="0"/>
    </style:style>
    <style:style style:name="T15"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style-asian="normal" style:font-style-complex="normal"/>
    </style:style>
    <style:style style:name="T16" style:family="text">
      <style:text-properties fo:font-variant="normal" fo:text-transform="none" fo:color="#000000" style:text-line-through-style="none" style:text-line-through-type="none" fo:font-size="12pt" fo:font-style="normal" style:text-underline-style="none" officeooo:rsid="000ba026" style:text-blinking="false" fo:background-color="transparent" loext:char-shading-value="0" style:font-style-asian="normal" style:font-style-complex="normal"/>
    </style:style>
    <style:style style:name="T17" style:family="text">
      <style:text-properties fo:font-variant="normal" fo:text-transform="none" fo:color="#000000" style:text-line-through-style="none" style:text-line-through-type="none" fo:font-size="12pt" fo:font-style="normal" style:text-underline-style="none" officeooo:rsid="000b0205" style:text-blinking="false" fo:background-color="transparent" loext:char-shading-value="0"/>
    </style:style>
    <style:style style:name="T18" style:family="text">
      <style:text-properties fo:font-variant="normal" fo:text-transform="none" fo:color="#000000" style:text-line-through-style="none" style:text-line-through-type="none" fo:font-size="12pt" fo:font-style="normal" style:text-underline-style="none" officeooo:rsid="000b2ef7" style:text-blinking="false" fo:background-color="transparent" loext:char-shading-value="0"/>
    </style:style>
    <style:style style:name="T19" style:family="text">
      <style:text-properties fo:font-variant="normal" fo:text-transform="none" fo:color="#000000" style:text-line-through-style="none" style:text-line-through-type="none" fo:font-size="12pt" fo:font-style="normal" style:text-underline-style="none" officeooo:rsid="001766e0" style:text-blinking="false" fo:background-color="transparent" loext:char-shading-value="0"/>
    </style:style>
    <style:style style:name="T20" style:family="text">
      <style:text-properties fo:font-variant="normal" fo:text-transform="none" fo:color="#000000" style:text-line-through-style="none" style:text-line-through-type="none" fo:font-size="12pt" fo:font-style="normal" style:text-underline-style="none" officeooo:rsid="001e5d56" style:text-blinking="false" fo:background-color="transparent" loext:char-shading-value="0"/>
    </style:style>
    <style:style style:name="T21"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fo:font-size="12pt" fo:font-style="normal" style:text-underline-style="none" fo:font-weight="normal" officeooo:rsid="0009897a" style:text-blinking="false" fo:background-color="transparent" loext:char-shading-value="0"/>
    </style:style>
    <style:style style:name="T23" style:family="text">
      <style:text-properties fo:font-variant="normal" fo:text-transform="none" fo:color="#000000" style:text-line-through-style="none" style:text-line-through-type="none" fo:font-size="12pt" fo:font-style="normal" style:text-underline-style="none" fo:font-weight="normal" officeooo:rsid="000ae956" style:text-blinking="false" fo:background-color="transparent" loext:char-shading-value="0"/>
    </style:style>
    <style:style style:name="T24" style:family="text">
      <style:text-properties fo:font-variant="normal" fo:text-transform="none" fo:color="#000000" style:text-line-through-style="none" style:text-line-through-type="none" fo:font-size="12pt" fo:font-style="normal" style:text-underline-style="none" fo:font-weight="normal" officeooo:rsid="000b0205" style:text-blinking="false" fo:background-color="transparent" loext:char-shading-value="0"/>
    </style:style>
    <style:style style:name="T25" style:family="text">
      <style:text-properties fo:font-variant="normal" fo:text-transform="none" fo:color="#000000" style:text-line-through-style="none" style:text-line-through-type="none" fo:font-size="12pt" fo:font-style="normal" style:text-underline-style="none" fo:font-weight="normal" officeooo:rsid="000b2ef7" style:text-blinking="false" fo:background-color="transparent" loext:char-shading-value="0"/>
    </style:style>
    <style:style style:name="T26" style:family="text">
      <style:text-properties fo:font-variant="normal" fo:text-transform="none" fo:color="#000000" style:text-line-through-style="none" style:text-line-through-type="none" fo:font-size="12pt" fo:font-style="normal" style:text-underline-style="none" fo:font-weight="normal" officeooo:rsid="000d86d7" style:text-blinking="false" fo:background-color="transparent" loext:char-shading-value="0"/>
    </style:style>
    <style:style style:name="T27" style:family="text">
      <style:text-properties fo:font-variant="normal" fo:text-transform="none" fo:color="#000000" style:text-line-through-style="none" style:text-line-through-type="none" fo:font-size="12pt" fo:font-style="normal" style:text-underline-style="none" fo:font-weight="normal" officeooo:rsid="000e882c" style:text-blinking="false" fo:background-color="transparent" loext:char-shading-value="0"/>
    </style:style>
    <style:style style:name="T28" style:family="text">
      <style:text-properties fo:font-variant="normal" fo:text-transform="none" fo:color="#000000" style:text-line-through-style="none" style:text-line-through-type="none" fo:font-size="12pt" fo:font-style="normal" style:text-underline-style="none" fo:font-weight="normal" officeooo:rsid="0012cea2" style:text-blinking="false" fo:background-color="transparent" loext:char-shading-value="0"/>
    </style:style>
    <style:style style:name="T29"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style>
    <style:style style:name="T30" style:family="text">
      <style:text-properties fo:font-variant="normal" fo:text-transform="none" fo:color="#000000" style:text-line-through-style="none" style:text-line-through-type="none" fo:font-size="12pt" fo:font-style="italic" style:text-underline-style="none" officeooo:rsid="0006a186" style:text-blinking="false" fo:background-color="transparent" loext:char-shading-value="0"/>
    </style:style>
    <style:style style:name="T31" style:family="text">
      <style:text-properties fo:font-variant="normal" fo:text-transform="none" fo:color="#000000" style:text-line-through-style="none" style:text-line-through-type="none" fo:font-size="12pt" fo:font-style="italic" style:text-underline-style="none" officeooo:rsid="000b2ef7" style:text-blinking="false" fo:background-color="transparent" loext:char-shading-value="0"/>
    </style:style>
    <style:style style:name="T32"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33"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tyle-asian="italic" style:font-style-complex="italic"/>
    </style:style>
    <style:style style:name="T34" style:family="text">
      <style:text-properties fo:font-variant="normal" fo:text-transform="none" fo:color="#000000" style:text-line-through-style="none" style:text-line-through-type="none" fo:font-size="12pt" fo:font-style="italic" style:text-underline-style="none" fo:font-weight="normal" officeooo:rsid="000e882c" style:text-blinking="false" fo:background-color="transparent" loext:char-shading-value="0" style:font-style-asian="italic" style:font-style-complex="italic"/>
    </style:style>
    <style:style style:name="T35" style:family="text">
      <style:text-properties fo:font-variant="normal" fo:text-transform="none" fo:color="#000000" style:text-line-through-style="none" style:text-line-through-type="none" style:font-name="Open Sans" style:text-underline-style="none" style:text-blinking="false" fo:background-color="transparent" loext:char-shading-value="0"/>
    </style:style>
    <style:style style:name="T36" style:family="text">
      <style:text-properties fo:font-variant="normal" fo:text-transform="none" fo:color="#000000" style:text-line-through-style="none" style:text-line-through-type="none" style:font-name="Open Sans" fo:font-size="12pt" fo:font-style="normal" style:text-underline-style="none" fo:font-weight="normal" style:text-blinking="false" fo:background-color="transparent" loext:char-shading-value="0"/>
    </style:style>
    <style:style style:name="T37" style:family="text">
      <style:text-properties fo:font-variant="normal" fo:text-transform="none" fo:color="#000000" style:text-line-through-style="none" style:text-line-through-type="none" style:font-name="Open Sans" fo:font-size="12pt" fo:font-style="normal" style:text-underline-style="none" fo:font-weight="normal" officeooo:rsid="000df783" style:text-blinking="false" fo:background-color="transparent" loext:char-shading-value="0"/>
    </style:style>
    <style:style style:name="T38" style:family="text">
      <style:text-properties officeooo:rsid="00019447"/>
    </style:style>
    <style:style style:name="T39" style:family="text">
      <style:text-properties officeooo:rsid="000b0205"/>
    </style:style>
    <style:style style:name="T40" style:family="text">
      <style:text-properties officeooo:rsid="000d86d7"/>
    </style:style>
    <style:style style:name="T41" style:family="text">
      <style:text-properties officeooo:rsid="001766e0"/>
    </style:style>
    <style:style style:name="T42" style:family="text">
      <style:text-properties officeooo:rsid="001d84a6"/>
    </style:style>
    <style:style style:name="T43" style:family="text">
      <style:text-properties officeooo:rsid="002220f9"/>
    </style:style>
    <style:style style:name="T44" style:family="text">
      <style:text-properties officeooo:rsid="002268b5"/>
    </style:style>
    <style:style style:name="T45" style:family="text">
      <style:text-properties fo:font-style="italic" style:font-style-asian="italic" style:font-style-complex="italic"/>
    </style:style>
    <style:style style:name="T46" style:family="text">
      <style:text-properties fo:font-style="italic" officeooo:rsid="002268b5" style:font-style-asian="italic" style:font-style-complex="italic"/>
    </style:style>
    <style:style style:name="T47" style:family="text">
      <style:text-properties fo:font-style="italic" officeooo:rsid="002ebc44" style:font-style-asian="italic" style:font-style-complex="italic"/>
    </style:style>
    <style:style style:name="T48" style:family="text">
      <style:text-properties fo:font-style="italic" officeooo:rsid="0030acb1" style:font-style-asian="italic" style:font-style-complex="italic"/>
    </style:style>
    <style:style style:name="T49" style:family="text">
      <style:text-properties fo:font-style="italic" officeooo:rsid="003269d4" style:font-style-asian="italic" style:font-style-complex="italic"/>
    </style:style>
    <style:style style:name="T50" style:family="text">
      <style:text-properties fo:font-style="italic" officeooo:rsid="0033e491" style:font-style-asian="italic" style:font-style-complex="italic"/>
    </style:style>
    <style:style style:name="T51" style:family="text">
      <style:text-properties fo:font-style="italic" officeooo:rsid="00344b52" style:font-style-asian="italic" style:font-style-complex="italic"/>
    </style:style>
    <style:style style:name="T52" style:family="text">
      <style:text-properties fo:font-style="italic" officeooo:rsid="003dbd0e" style:font-style-asian="italic" style:font-style-complex="italic"/>
    </style:style>
    <style:style style:name="T53" style:family="text">
      <style:text-properties fo:font-style="italic" officeooo:rsid="0046041f" style:font-style-asian="italic" style:font-style-complex="italic"/>
    </style:style>
    <style:style style:name="T54" style:family="text">
      <style:text-properties fo:font-style="italic" officeooo:rsid="004733ef" style:font-style-asian="italic" style:font-style-complex="italic"/>
    </style:style>
    <style:style style:name="T55" style:family="text">
      <style:text-properties fo:font-style="italic" officeooo:rsid="0049a33d" style:font-style-asian="italic" style:font-style-complex="italic"/>
    </style:style>
    <style:style style:name="T56" style:family="text">
      <style:text-properties fo:font-style="normal" style:font-style-asian="normal" style:font-style-complex="normal"/>
    </style:style>
    <style:style style:name="T57" style:family="text">
      <style:text-properties fo:font-style="normal" officeooo:rsid="002268b5" style:font-style-asian="normal" style:font-style-complex="normal"/>
    </style:style>
    <style:style style:name="T58" style:family="text">
      <style:text-properties fo:font-style="normal" officeooo:rsid="002278bf" style:font-style-asian="normal" style:font-style-complex="normal"/>
    </style:style>
    <style:style style:name="T59" style:family="text">
      <style:text-properties fo:font-style="normal" officeooo:rsid="0022dafd" style:font-style-asian="normal" style:font-style-complex="normal"/>
    </style:style>
    <style:style style:name="T60" style:family="text">
      <style:text-properties fo:font-style="normal" officeooo:rsid="00249157" style:font-style-asian="normal" style:font-style-complex="normal"/>
    </style:style>
    <style:style style:name="T61" style:family="text">
      <style:text-properties fo:font-style="normal" officeooo:rsid="0025fe4b" style:font-style-asian="normal" style:font-style-complex="normal"/>
    </style:style>
    <style:style style:name="T62" style:family="text">
      <style:text-properties fo:font-style="normal" officeooo:rsid="0027b4cc" style:font-style-asian="normal" style:font-style-complex="normal"/>
    </style:style>
    <style:style style:name="T63" style:family="text">
      <style:text-properties fo:font-style="normal" officeooo:rsid="0028f8ec" style:font-style-asian="normal" style:font-style-complex="normal"/>
    </style:style>
    <style:style style:name="T64" style:family="text">
      <style:text-properties fo:font-style="normal" officeooo:rsid="002965a7" style:font-style-asian="normal" style:font-style-complex="normal"/>
    </style:style>
    <style:style style:name="T65" style:family="text">
      <style:text-properties fo:font-style="normal" officeooo:rsid="002ac9d9" style:font-style-asian="normal" style:font-style-complex="normal"/>
    </style:style>
    <style:style style:name="T66" style:family="text">
      <style:text-properties fo:font-style="normal" officeooo:rsid="002c30ec" style:font-style-asian="normal" style:font-style-complex="normal"/>
    </style:style>
    <style:style style:name="T67" style:family="text">
      <style:text-properties fo:font-style="normal" officeooo:rsid="002eb659" style:font-style-asian="normal" style:font-style-complex="normal"/>
    </style:style>
    <style:style style:name="T68" style:family="text">
      <style:text-properties fo:font-style="normal" officeooo:rsid="002ebc44" style:font-style-asian="normal" style:font-style-complex="normal"/>
    </style:style>
    <style:style style:name="T69" style:family="text">
      <style:text-properties fo:font-style="normal" officeooo:rsid="0030acb1" style:font-style-asian="normal" style:font-style-complex="normal"/>
    </style:style>
    <style:style style:name="T70" style:family="text">
      <style:text-properties fo:font-style="normal" officeooo:rsid="003269d4" style:font-style-asian="normal" style:font-style-complex="normal"/>
    </style:style>
    <style:style style:name="T71" style:family="text">
      <style:text-properties fo:font-style="normal" officeooo:rsid="003269f2" style:font-style-asian="normal" style:font-style-complex="normal"/>
    </style:style>
    <style:style style:name="T72" style:family="text">
      <style:text-properties fo:font-style="normal" officeooo:rsid="0033e491" style:font-style-asian="normal" style:font-style-complex="normal"/>
    </style:style>
    <style:style style:name="T73" style:family="text">
      <style:text-properties fo:font-style="normal" officeooo:rsid="00344b52" style:font-style-asian="normal" style:font-style-complex="normal"/>
    </style:style>
    <style:style style:name="T74" style:family="text">
      <style:text-properties fo:font-style="normal" officeooo:rsid="00363f11" style:font-style-asian="normal" style:font-style-complex="normal"/>
    </style:style>
    <style:style style:name="T75" style:family="text">
      <style:text-properties fo:font-style="normal" officeooo:rsid="003886cf" style:font-style-asian="normal" style:font-style-complex="normal"/>
    </style:style>
    <style:style style:name="T76" style:family="text">
      <style:text-properties fo:font-style="normal" officeooo:rsid="0039f53b" style:font-style-asian="normal" style:font-style-complex="normal"/>
    </style:style>
    <style:style style:name="T77" style:family="text">
      <style:text-properties fo:font-style="normal" officeooo:rsid="003b9f9d" style:font-style-asian="normal" style:font-style-complex="normal"/>
    </style:style>
    <style:style style:name="T78" style:family="text">
      <style:text-properties fo:font-style="normal" officeooo:rsid="003d81a6" style:font-style-asian="normal" style:font-style-complex="normal"/>
    </style:style>
    <style:style style:name="T79" style:family="text">
      <style:text-properties fo:font-style="normal" officeooo:rsid="003dbd0e" style:font-style-asian="normal" style:font-style-complex="normal"/>
    </style:style>
    <style:style style:name="T80" style:family="text">
      <style:text-properties fo:font-style="normal" officeooo:rsid="003f2fa8" style:font-style-asian="normal" style:font-style-complex="normal"/>
    </style:style>
    <style:style style:name="T81" style:family="text">
      <style:text-properties fo:font-style="normal" officeooo:rsid="00411c50" style:font-style-asian="normal" style:font-style-complex="normal"/>
    </style:style>
    <style:style style:name="T82" style:family="text">
      <style:text-properties fo:font-style="normal" officeooo:rsid="0042789b" style:font-style-asian="normal" style:font-style-complex="normal"/>
    </style:style>
    <style:style style:name="T83" style:family="text">
      <style:text-properties fo:font-style="normal" officeooo:rsid="004389ae" style:font-style-asian="normal" style:font-style-complex="normal"/>
    </style:style>
    <style:style style:name="T84" style:family="text">
      <style:text-properties fo:font-style="normal" officeooo:rsid="0044412c" style:font-style-asian="normal" style:font-style-complex="normal"/>
    </style:style>
    <style:style style:name="T85" style:family="text">
      <style:text-properties fo:font-style="normal" officeooo:rsid="0046041f" style:font-style-asian="normal" style:font-style-complex="normal"/>
    </style:style>
    <style:style style:name="T86" style:family="text">
      <style:text-properties fo:font-style="normal" officeooo:rsid="004733ef" style:font-style-asian="normal" style:font-style-complex="normal"/>
    </style:style>
    <style:style style:name="T87" style:family="text">
      <style:text-properties fo:font-style="normal" officeooo:rsid="004947a2" style:font-style-asian="normal" style:font-style-complex="normal"/>
    </style:style>
    <style:style style:name="T88" style:family="text">
      <style:text-properties fo:font-style="normal" officeooo:rsid="004adf22" style:font-style-asian="normal" style:font-style-complex="normal"/>
    </style:style>
    <style:style style:name="T89" style:family="text">
      <style:text-properties fo:font-style="normal" officeooo:rsid="004b1523" style:font-style-asian="normal" style:font-style-complex="normal"/>
    </style:style>
    <style:style style:name="T90" style:family="text">
      <style:text-properties fo:font-style="normal" officeooo:rsid="00411c50" fo:background-color="transparent" loext:char-shading-value="0" style:font-style-asian="normal" style:font-style-complex="normal"/>
    </style:style>
    <style:style style:name="T91" style:family="text">
      <style:text-properties fo:font-style="normal" officeooo:rsid="002ebc44" fo:background-color="transparent" loext:char-shading-value="0" style:font-style-asian="normal" style:font-style-complex="normal"/>
    </style:style>
    <style:style style:name="T92" style:family="text">
      <style:text-properties officeooo:rsid="00372cb8"/>
    </style:style>
    <style:style style:name="T93" style:family="text">
      <style:text-properties officeooo:rsid="00422d67"/>
    </style:style>
    <style:style style:name="T94" style:family="text">
      <style:text-properties officeooo:rsid="004947a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b93a5dd8-b877-b7e3-2004-4503e9940f4e"/>Prologue</text:p>
      <text:p text:style-name="P1"/>
      <text:p text:style-name="P16">Jarik scratched an itch just under his left arm, a nervous tick that happened before every plan was put into action. <text:s/><text:span text:style-name="T38">He had allowed Cray to work today’s plan out by himself and wasn’t let down with the result. <text:s/></text:span>This one was simple, Wick would sneak in get the keys from the guard sitting outside the door just ahead, climb up the stairs and then toss them down to Kodden and Lowen who would go in the back.</text:p>
      <text:p text:style-name="P19">“<text:span text:style-name="T1">Something on your mind?”, said Cray.</text:span></text:p>
      <text:p text:style-name="P19">“<text:span text:style-name="T1">What makes you say that?” said Jarik </text:span><text:span text:style-name="T2">wincing</text:span><text:span text:style-name="T1">.</text:span></text:p>
      <text:p text:style-name="P19">“<text:span text:style-name="T1">You’</text:span><text:span text:style-name="T7">re</text:span><text:span text:style-name="T1"> doing it again.”</text:span></text:p>
      <text:p text:style-name="P19">“<text:span text:style-name="T1">What?”</text:span></text:p>
      <text:p text:style-name="P19">“<text:span text:style-name="T1">Itching.”</text:span></text:p>
      <text:p text:style-name="P19">“<text:span text:style-name="T1">Oh yeah... I just wish I could be there with them, I’m almost as good as Lowen with a Bow, and could handle anyone in there with a sword just about like Kodden.”</text:span></text:p>
      <text:p text:style-name="P19">“<text:span text:style-name="T1">Yeah but only almost, I planned to have the best in there but it will be much easier for three to sneak in than four.  Not to mention that people in this outpost might </text:span><text:span text:style-name="T2">recognize</text:span><text:span text:style-name="T1"> you.”</text:span></text:p>
      <text:p text:style-name="P19">“<text:span text:style-name="T1">I know, but it still doesn’t change the fact that I want to be there, this is the King's brother that we are talking about.  What if something goes wrong?”</text:span></text:p>
      <text:p text:style-name="P19">“<text:span text:style-name="T1">Something always goes wrong, but those three can handle it.  Look, there they go now.”</text:span></text:p>
      <text:p text:style-name="P3">…</text:p>
      <text:p text:style-name="P27"/>
      <text:p text:style-name="P9"><text:span text:style-name="T12">Wick slowly eased up on the Guard, </text:span><text:span text:style-name="T29">the key to remaining unseen was in being patient.  Move too quickly and even the air being disturbed around you was enough to tip a man </text:span><text:span text:style-name="T30">of your presence</text:span><text:span text:style-name="T29">.</text:span><text:span text:style-name="T10">  </text:span><text:span text:style-name="T12">Remaining unseen was as simple to Wick as breathing, the guard was missing his keys, wallet, and hat before he finally </text:span><text:span text:style-name="T14">discover something was up</text:span><text:span text:style-name="T12"> and Wick had to knock him out.  </text:span><text:span text:style-name="T13">Pick-pocketing</text:span><text:span text:style-name="T29"> is part of the job, and this chap won’t miss none of this money where he’s goin.  I don’t think he’ll get a chance to post bail anyway.</text:span></text:p>
      <text:p text:style-name="P8"/>
      <text:p text:style-name="P9"><text:span text:style-name="T12">Wick eased his way through the front door and tiptoed up the wooden stairs with only a slight whooshing sound as he crested the top.  Now up on the bulwark he easily slipped around to the far side moving </text:span><text:span text:style-name="T14">opposite</text:span><text:span text:style-name="T12"> the watch who had made the unfortunate mistake of keeping watch by walking in a group chatting, and going around and around the perimeter in a counterclockwise rotation.  He reached the designated spot and </text:span><text:soft-page-break/><text:span text:style-name="T12">tossed the keys over the edge.  </text:span><text:span text:style-name="T29">Now I gotta get somethin to eat before I make my way to our exit.</text:span></text:p>
      <text:p text:style-name="P5">...</text:p>
      <text:p text:style-name="P25"/>
      <text:p text:style-name="P16">There was a twinkle as the keys fell to the ground, only to be snatched out of the air by Kodden who spun and jammed them into the door.  The door started open with a shutter and a loud squeak.  A solid nudge from Kodden forced it open the rest of the way.  The Two disappeared into the doorway and all was silent for a few moments before Lowen appeared on the bulwark taking a sniping position just in case Kodden got held up.</text:p>
      <text:p text:style-name="P25"/>
      <text:p text:style-name="P19">“<text:span text:style-name="T1">Well looks like they’re in”, said Jarik still listening in the darkness.</text:span></text:p>
      <text:p text:style-name="P19">“<text:span text:style-name="T1">What did you expect, I’ll bet you five marks that they’ll be out in less than five minutes”, said Cray</text:span></text:p>
      <text:p text:style-name="P19">“<text:span text:style-name="T1">Five? Oh no I’ll bet they’ll be out in three”</text:span></text:p>
      <text:p text:style-name="P25"/>
      <text:p text:style-name="P5">...</text:p>
      <text:p text:style-name="P25"/>
      <text:p text:style-name="P23"><text:span text:style-name="T12">Lowen nocked another arrow with a lethargic but practiced movement, this was proving to be even more boring than he had first thought.  </text:span><text:span text:style-name="T29">Storm an outpost they said</text:span><text:span text:style-name="T12">, </text:span><text:span text:style-name="T29">it will be fun they said</text:span><text:span text:style-name="T12">.  Well three shots was hardly worthy of being called fun.  Kodden already got to swing his sword </text:span><text:span text:style-name="T20">about</text:span><text:span text:style-name="T12"> ten times, although with not quite so much success as Lowen did.  When Lowen shot, the men didn’t get back up, but Kodden had a thing for letting people rot in prison instead of ten feet in the ground.  </text:span><text:span text:style-name="T29">Yeah right, when someone comes at me sword swinging, that becomes a need real fast</text:span><text:span text:style-name="T12">.  </text:span></text:p>
      <text:p text:style-name="P17">So far the alarm hadn’t even been sounded yet.  That happened more and more often it seemed, they were getting better but it seemed that the missions got more and more boring as a consequence.  </text:p>
      <text:p text:style-name="P16">A helmeted head popped up between two crenelations in the wall trying to find the concealed sniper.  Lowen smiled,  this had been the fourth time that this particular head had appeared and already Lowen had discovered the pattern the man was following.  After seeing his comrades fall, this man ducked down, moved over exactly three paces before he popped up to continue his search once more.  </text:p>
      <text:p text:style-name="P22"><text:soft-page-break/><text:span text:style-name="T12">Lowen let out a pent up breath, </text:span><text:span text:style-name="T29">oh well, I guess I've toyed with him long enough</text:span><text:span text:style-name="T12">.  He counted to three and drew, took aim on an empty gap in the crenelations to his left and released.  The man’s head popped up just as the arrow found the gap.  </text:span><text:span text:style-name="T29">Well looks like my job here is done.</text:span></text:p>
      <text:p text:style-name="P25"/>
      <text:p text:style-name="P3">…</text:p>
      <text:p text:style-name="P28"/>
      <text:p text:style-name="P4">Kodden burst through his third door leaving only splinters.  The size of the three pairs of eyes before him told him everything he needed to know.  </text:p>
      <text:p text:style-name="P19">“<text:span text:style-name="T1">Drop your weapons and turn around!” he whispered.</text:span></text:p>
      <text:p text:style-name="P16">Shocked into action the three men raised their weapons hoping that with their numbers they could overpower the intruder.  The man closest to the door rushed forward and raised his sword in a devastating two handed slice only to be thrown back by a blinding kick from Kodden.  The man hit the back wall leaving a crack in the brick behind him.  The other two men also rushed forward swinging their clubs at this massive man.  To their surprise the man didn’t try and block with his sword but rather dropped it and grabbed both clubs just under the heads and rammed them into the heads of the attackers leaving three men unconscious on the floor.</text:p>
      <text:p text:style-name="P22"><text:span text:style-name="T12">Kodden retrieved his sword laughing, </text:span><text:span text:style-name="T29">Haven’t done that in a while,  </text:span><text:span text:style-name="T12">he thought.  Someone let out a pent up breath to his right.  To his relief he was behind bars and fortunately the man he was sent here to rescue.</text:span></text:p>
      <text:p text:style-name="P19">“<text:span text:style-name="T1">You the king’s brother?”</text:span></text:p>
      <text:p text:style-name="P19">“<text:span text:style-name="T1">I, uh, did you just-”, squabbled the prisoner.</text:span></text:p>
      <text:p text:style-name="P19">“<text:span text:style-name="T1">Well are you or aren’t you”, roared Kodden.</text:span></text:p>
      <text:p text:style-name="P16">Finally regaining his composure the prisoner replied, “Yes, who are you?”</text:p>
      <text:p text:style-name="P19">“<text:span text:style-name="T1">I guess I'm the ransom, come on let’s get you out of there.”</text:span></text:p>
      <text:p text:style-name="P25"/>
      <text:p text:style-name="P3">…</text:p>
      <text:p text:style-name="P25"/>
      <text:p text:style-name="P16">Four men burst through the back door and two slid lithely down the rope leading to where Jarik and Cray were waiting.  The same couldn’t be said for the king’s brother, as lithe was not a word to describe the man.  Rather plump would be a better fit as he bobbed the ten feet down to the others.  Kodden followed last, soaring down the rope and sending the earth shaking as he landed.  </text:p>
      <text:p text:style-name="P25"><text:soft-page-break/></text:p>
      <text:p text:style-name="P2"><text:tab/>“<text:span text:style-name="T42">Whoa</text:span><text:span text:style-name="T1"> Kodden, if they didn’t know we were here before, they do now”, glared Lowen</text:span></text:p>
      <text:p text:style-name="P9"><text:span text:style-name="T12">Kodden just smiled, like most blacksmiths sons Kodden’s muscled figure was something to be envied.</text:span><text:span text:style-name="T10"> </text:span></text:p>
      <text:p text:style-name="P2"><text:tab/>“<text:span text:style-name="T1">I thought Victor would be with you?”,The king’s brother said struggling for breath.</text:span></text:p>
      <text:p text:style-name="P2"><text:tab/>“<text:span text:style-name="T1">He would, but he was urgently called away, and besides he wasn’t needed here”, said Jarik.</text:span></text:p>
      <text:p text:style-name="P2"><text:tab/>“<text:span text:style-name="T1">Not for us anyway”, snickered Lowen.</text:span></text:p>
      <text:p text:style-name="P2"><text:tab/>“<text:span text:style-name="T1">Is the king sick, can Victor help him?” asked the king’s brother.</text:span></text:p>
      <text:p text:style-name="P2"><text:tab/>“<text:span text:style-name="T1">The king is fine other than those dreams and those blasted tests he keeps giving us,”  The man’s face softened visibly, as Jarik continued to reassure him.  “My wife is having our first son and the time came a little earlier than we thought, so naturally I asked that Victor attend to her at home.”</text:span></text:p>
      <text:p text:style-name="P2"><text:tab/>“<text:span text:style-name="T1">Well look who's been busy,” laughed Lowen, “I guess now we know who ... wait how do you know it’s a boy?”</text:span></text:p>
      <text:p text:style-name="P19">“<text:span text:style-name="T1">I just have a feeling”, smiled Jarik </text:span></text:p>
      <text:p text:style-name="P19">“<text:span text:style-name="T1">I don’t mean to be rude but we better get out of here while we still can” said Cray</text:span></text:p>
      <text:p text:style-name="P2"><text:tab/>“<text:span text:style-name="T1">Sounds good to me!” they chorused.</text:span></text:p>
      <text:p text:style-name="P27"/>
      <text:p text:style-name="P3">…</text:p>
      <text:p text:style-name="P27"/>
      <text:p text:style-name="P16">Jarik itched to get home to his family but his duty required him to first report to the king.  All the others except Cray had departed saying that this particular task lay with him.  Cray only attended because according to protocol there needed to be a second witness of the overall success of the mission.  This wouldn’t have been necessary if the king's brother had agreed to accompany Cray but he had insisted with the following words:</text:p>
      <text:p text:style-name="P19">“<text:span text:style-name="T1">I have been held prisoner for almost a week and my family needs to know that i’m still alive...  Oh and I would appreciate it if you wouldn’t let the king know the exact nature of my kidnapping?”</text:span></text:p>
      <text:p text:style-name="P16">By exact nature he meant that he had been found drunk on the street by some fools who thought they could get a good ransom for him.  They had brought him to an abandoned outpost some fifteen miles off and sent back word demanding payment, which they got in the form of Jarik’s team being sent in. </text:p>
      <text:p text:style-name="P25"><text:soft-page-break/></text:p>
      <text:p text:style-name="P22"><text:span text:style-name="T12">When they finally reached the King’s wing of the castle the steward kindly informed them that they would need to wait for the king to finish “Urgent and important business”.   Jarik huffed as he sat and his leg started tapping the floor trying to be patient while thinking about his wife at home.  </text:span><text:span text:style-name="T29">Why hasn’t Victor contacted me yet, I need to know if everything is alright</text:span><text:span text:style-name="T12">.  The door opened and a tall woman with ruffled gray hair and worn but tidy clothes glided out.  Their eyes met and she smiled as she kept on walking down the hall.  His narrowed eyes followed her down the hall as she went.</text:span></text:p>
      <text:p text:style-name="P19">“<text:span text:style-name="T1">Ah Jarik, everything went well I hope?” King Devon said standing in the door with a smile.  </text:span></text:p>
      <text:p text:style-name="P16">After a few moments with no reply from Jarik, Cray spoke up, “Yes quite, your majesty.  The mission couldn’t have gone better ... and you are looking well your majesty.”</text:p>
      <text:p text:style-name="P19">“<text:span text:style-name="T1">Yes very well I’m glad things went well but please come in, we have important matters to discuss.” The king said gesturing through the door.  “And make sure we are not disturbed!” the king said to the steward.</text:span></text:p>
      <text:p text:style-name="P4">Jarik snapped out of his thoughts started, “About your brother sire, he -”</text:p>
      <text:p text:style-name="P2"><text:tab/>“<text:span text:style-name="T1">Oh never mind about my brother, we have bigger things to discuss”, said Devon.</text:span></text:p>
      <text:p text:style-name="P2"><text:tab/>“<text:span text:style-name="T1">What kind of-” started Cray.</text:span></text:p>
      <text:p text:style-name="P4"><text:tab/>“Oh never mind, just sit down in the corner and keep quite while the grownups talk.” the King spat at Cray as he closed the door.</text:p>
      <text:p text:style-name="P4">Cray hesitantly walked to the indicated corner and sat in a cushioned seat, face going red and fists clenching.  He was older than Jarik by almost three years, and of noble birth unlike Jarik whose pedigree was unknown.  He sat seething as he wondered how it was that Jarik found favor in the sight of the King while he was still being cast aside.  </text:p>
      <text:p text:style-name="P27"/>
      <text:p text:style-name="P4">Taken aback Jarik replied, “Well that was certainly unexpected, you sounded so urgent when you sent us on this mission?”</text:p>
      <text:p text:style-name="P2"><text:tab/>“<text:span text:style-name="T1">Yes but things have </text:span><text:span text:style-name="T4">changed</text:span><text:span text:style-name="T1">, I know things </text:span><text:span text:style-name="T4">now</text:span><text:span text:style-name="T1"> that need to be done immediately if </text:span><text:span text:style-name="T4">my</text:span><text:span text:style-name="T1"> kingdom is going to last.”  The smile slowly fell from the king’s lips and his eyes fell for a few moments.  “I need you to do something for me Jarik, you have never let me down before, and I know I can trust you with this.”  </text:span></text:p>
      <text:p text:style-name="P4">There was a questioning looking in King Devon’s eyes that Jarik didn’t like.</text:p>
      <text:p text:style-name="P2"><text:tab/>“<text:span text:style-name="T1">What is going on my Lord?”</text:span></text:p>
      <text:p text:style-name="P2"><text:soft-page-break/><text:tab/>“<text:span text:style-name="T1">Those dreams I have been having finally make sense.  That woman who you saw leave just now, she was able to interpret them for me.”</text:span></text:p>
      <text:p text:style-name="P4">Jarik’s eyebrows rose in recognition as he recalled the woman as the soothsayer from the small hut just north of the castle.</text:p>
      <text:p text:style-name="P2"><text:tab/>“<text:span text:style-name="T1">Sire you can’t really believe that she receives this revelation from God as she claims?”</text:span></text:p>
      <text:p text:style-name="P2"><text:tab/>“<text:span text:style-name="T1">No Jarik, I believe her, she says that unless we do something that the kingdom will be taken from me.”</text:span></text:p>
      <text:p text:style-name="P9"><text:span text:style-name="T12">Jarik’s eyebrows rose even higher, </text:span><text:span text:style-name="T29">there </text:span><text:span text:style-name="T15">had</text:span><text:span text:style-name="T29"> been more rebels as evidenced by the capture of the king’s brother but nothing as large as the king made it out to be</text:span><text:span text:style-name="T12">.</text:span></text:p>
      <text:p text:style-name="P27"/>
      <text:p text:style-name="P2"><text:tab/>“<text:span text:style-name="T1">You really think that these ruffians and outlaws are going to over</text:span><text:span text:style-name="T4">throw</text:span><text:span text:style-name="T1"> the kingdom, there were less than twenty men at that last outpost who -”</text:span></text:p>
      <text:p text:style-name="P11"><text:span text:style-name="T10"><text:tab/>“</text:span><text:span text:style-name="T21">I’m not worried about </text:span><text:span text:style-name="T32">them</text:span><text:span text:style-name="T11"> </text:span><text:span text:style-name="T21">Jarik … There are others who could be potentially dangerous if left alive. <text:s/></text:span><text:span text:style-name="T22">I assume you are familiar with the prophecy of the dissenter?”</text:span><text:span text:style-name="T21"> </text:span></text:p>
      <text:p text:style-name="P12"><text:span text:style-name="T21"><text:tab/>“</text:span><text:span text:style-name="T22">Of course, who isn’t?” <text:s/></text:span></text:p>
      <text:p text:style-name="P13"><text:span text:style-name="T26">The conversation halted for a moment while </text:span><text:span text:style-name="T21">Devon’s hand moved in a </text:span><text:span text:style-name="T27">searching </text:span><text:span text:style-name="T21">circular motion. <text:s/></text:span></text:p>
      <text:p text:style-name="P13"><text:span text:style-name="T25"><text:tab/>“</text:span><text:span text:style-name="T27">A</text:span><text:span text:style-name="T33">aaand?”</text:span></text:p>
      <text:p text:style-name="P12"><text:span text:style-name="T23">Eyes </text:span><text:span text:style-name="T27">figuratively </text:span><text:span text:style-name="T23">rolling, Jarik expounded with a sigh, </text:span><text:span text:style-name="T22">“</text:span><text:span text:style-name="T34">Sooo</text:span><text:span text:style-name="T23"> t</text:span><text:span text:style-name="T22">he kingdom falls into </text:span><text:span text:style-name="T23">discord,</text:span><text:span text:style-name="T22"> and one rises to over</text:span><text:span text:style-name="T23">throw</text:span><text:span text:style-name="T22"> the king, yadda </text:span><text:span text:style-name="T23">yadda, brings stability back to the kingdom, </text:span><text:span text:style-name="T24">blah, blah, blah, and everyone </text:span><text:span text:style-name="T26">who was hurt </text:span><text:span text:style-name="T24">is happy </text:span><text:span text:style-name="T25">again</text:span><text:span text:style-name="T23">.”</text:span></text:p>
      <text:p text:style-name="P6"/>
      <text:p text:style-name="P14"><text:span text:style-name="T23">J</text:span><text:span text:style-name="T21">arik gave the king a </text:span><text:span text:style-name="T27">withering</text:span><text:span text:style-name="T21"> look, </text:span><text:span text:style-name="T27">daring him to seek further </text:span><text:span text:style-name="T28">explanation.</text:span></text:p>
      <text:p text:style-name="P7"/>
      <text:p text:style-name="P14"><text:span text:style-name="T21">The king nodded </text:span><text:span text:style-name="T27">satisfied</text:span><text:span text:style-name="T21">, “</text:span><text:span text:style-name="T27">Exactly, t</text:span><text:span text:style-name="T21">he soothsayer says my dreams indicate the starting point of that prophecy... <text:s/></text:span><text:span text:style-name="T25">B</text:span><text:span text:style-name="T21">last it! Jarik this is </text:span><text:span text:style-name="T33">MY</text:span><text:span text:style-name="T21"> Kingdom!”</text:span></text:p>
      <text:p text:style-name="P11"><text:span text:style-name="T21"> </text:span><text:span text:style-name="T25">Again there was silence as Devon’s face returned from a bright red to his natural tone. <text:s/>Facing Jarik, t</text:span><text:span text:style-name="T21">he king met </text:span><text:span text:style-name="T25">his</text:span><text:span text:style-name="T21"> eyes, </text:span><text:span text:style-name="T24">a</text:span><text:span text:style-name="T25">nd</text:span><text:span text:style-name="T21"> a grim, almost wincing smile touched his lips. <text:tab/> “Jarik I need you to go to the infirmary in Weathersfield and </text:span><text:span text:style-name="T24">dispose of</text:span><text:span text:style-name="T21"> any child who was born this morning. <text:s/></text:span><text:span text:style-name="T24">E</text:span><text:span text:style-name="T21">nsure that parents are compensated for their loss and -”</text:span></text:p>
      <text:p text:style-name="P9"><text:span text:style-name="T12">Thoughts raced through Jarik’s mind </text:span><text:span text:style-name="T17">as </text:span><text:span text:style-name="T18">he lost track of what the king was saying. </text:span><text:span text:style-name="T12"><text:s/></text:span><text:span text:style-name="T29">What? <text:s/>Is he serious... or is this </text:span><text:span text:style-name="T31">yet</text:span><text:span text:style-name="T29"> another test? <text:s/></text:span><text:span text:style-name="T16">Once he had processed these thoughts his attention returned to the king.</text:span></text:p>
      <text:p text:style-name="P15"><text:soft-page-break/><text:span text:style-name="T35"><text:tab/>“</text:span><text:span text:style-name="T36">- and I have to protect it from anyone that stands in the way of </text:span><text:span text:style-name="T37">God given right</text:span><text:span text:style-name="T36"> to rule!”</text:span></text:p>
      <text:p text:style-name="P22"><text:span text:style-name="T12">Silence hung in the room as a </text:span><text:span text:style-name="T17">decision</text:span><text:span text:style-name="T12"> solidif</text:span><text:span text:style-name="T17">ied</text:span><text:span text:style-name="T12"> in Jarik’s mind. </text:span><text:span text:style-name="T10"> </text:span><text:span text:style-name="T29">Definitely a test.</text:span><text:span text:style-name="T10">  </text:span></text:p>
      <text:p text:style-name="P16">Jarik finally broke the silence, “I can’t do what you ask <text:span text:style-name="T39">my Lord</text:span>, for what you ask is wrong.”  He slowly walked toward the door, pulled it open and walked out as he had done with each of the tests before.</text:p>
      <text:p text:style-name="P19"><text:span text:style-name="T40">A deep frown spread over the Kings face as he whispered at Jarik’s back, </text:span>“<text:span text:style-name="T1">If you won’t, then I’</text:span><text:span text:style-name="T3">ll</text:span><text:span text:style-name="T1"> find someone who will,”</text:span><text:span text:style-name="T3"> </text:span><text:span text:style-name="T4">then</text:span><text:span text:style-name="T3"> his </text:span><text:span text:style-name="T1">eyes drif</text:span><text:span text:style-name="T3">ted</text:span><text:span text:style-name="T1"> to Cray still sitting, </text:span><text:span text:style-name="T4">dumbfounded</text:span><text:span text:style-name="T1"> in the corner.</text:span></text:p>
      <text:p text:style-name="P25"/>
      <text:p text:style-name="P20">…</text:p>
      <text:p text:style-name="P26"/>
      <text:p text:style-name="P16">Jarik closed the door with a sigh and walked from the waiting room, he turned down the hall and almost walked headlong into Victor coming from the opposite direction.</text:p>
      <text:p text:style-name="P19">“<text:span text:style-name="T1">Jarik good to see you, I’m sorry that I took so long getting here … Jarik you ok</text:span><text:span text:style-name="T5">ay</text:span><text:span text:style-name="T1">?”</text:span></text:p>
      <text:p text:style-name="P19">“<text:span text:style-name="T1">I’m fine Victor, I am just tired, and the King is making bizarre requests again.”</text:span></text:p>
      <text:p text:style-name="P19">“<text:span text:style-name="T1">Ha!  Another test then?”</text:span></text:p>
      <text:p text:style-name="P19">“<text:span text:style-name="T1">Yeah but sometimes I can’t tell whether or not he’s being serious.”</text:span></text:p>
      <text:p text:style-name="P16">A short silence hung between them before Victor responded with a smile, “I know what you mean, but that’s why the King trusts you so much.   That’s how he knows you won’t go bad.”</text:p>
      <text:p text:style-name="P19">“<text:span text:style-name="T1">I know, but this time it was scary, it wasn’t steal money, or burn warehouses, or even assassinate politicians.  This time he wanted me to kill innocent babies,” he sighed and heard the distant guards pacing out their rounds as he continued to walk, “how are my wife and child anyway?”</text:span></text:p>
      <text:p text:style-name="P24"><text:span text:style-name="T10">“</text:span><text:span text:style-name="T21">Your </text:span><text:span text:style-name="T32">SON</text:span><text:span text:style-name="T11"> </text:span><text:span text:style-name="T21">is doing very well, along with your wife… I am glad that I was there though,” the doctor said as he his eyes light up with pride, “there were a few, uh...  complications that could have posed a problem for your town physician”.</text:span></text:p>
      <text:p text:style-name="P22"><text:span text:style-name="T12">Jarik smiled as they made their way down a set of spiral stairs, </text:span><text:span text:style-name="T29">I knew it was a boy.  </text:span></text:p>
      <text:p text:style-name="P19">“<text:span text:style-name="T1">That’s why I sent you to the house rather than sending her to the infirmary in Eston, the doctors there don’t know what they’re doing.”</text:span></text:p>
      <text:p text:style-name="P19">“<text:span text:style-name="T1">They certainly don’t,” laughed Victor, “Nor would they have had the equipment that we needed, that’s why we had to take her to the infirmary in Weathersfield.”</text:span></text:p>
      <text:p text:style-name="P16"><text:soft-page-break/>Time seemed to stop as Jarik spun around and locked eyes with the older man and the smile disappeared from Victor’s face, “Something wrong?” </text:p>
      <text:p text:style-name="P19">“<text:span text:style-name="T1">Did you say... Weathersfield?”</text:span></text:p>
      <text:p text:style-name="P22"><text:span text:style-name="T12">The sound of heavy footsteps and jingling armor echoed from above.  The blood drained from Jarik’s face.  </text:span><text:span text:style-name="T29">That was no test.</text:span><text:span text:style-name="T10">  </text:span></text:p>
      <text:p text:style-name="P19">“<text:span text:style-name="T41">T</text:span><text:span text:style-name="T1">ake my family to my brother Tom’s farm in Eston!”</text:span></text:p>
      <text:p text:style-name="P21">“<text:span text:style-name="T1">Jarik, what’s going- “</text:span></text:p>
      <text:p text:style-name="P19"><text:span text:style-name="T1">“</text:span><text:span text:style-name="T8">Victor, there isn’t time! <text:s/></text:span><text:span text:style-name="T9">Just r</text:span><text:span text:style-name="T8">emember Tom Swiften in Eston got it?”</text:span></text:p>
      <text:p text:style-name="P18">“Yeah, but?”</text:p>
      <text:p text:style-name="P19">“<text:span text:style-name="T1">Just Go! ... now!”</text:span></text:p>
      <text:p text:style-name="P16">Victor<text:span text:style-name="T41"> </text:span>bolted down the remaining steps and grabbed the reins of his prized horse from the hitching post as the stable boy bounded backward from the rearing horse.  In an instant Victor was on his hose and away at a gallop.</text:p>
      <text:p text:style-name="P16"/>
      <text:p text:style-name="P9"><text:span text:style-name="T12">Jarik noticed through the doorway that a contingent of mounted soldiers were already making their way through the portcullis.  </text:span><text:span text:style-name="T29">Victor will make it, </text:span><text:span text:style-name="T12">He thought with confidence. <text:s/>The footsteps were drawing nearer but, he noted with satisfaction that Victor was already gaining on </text:span><text:span text:style-name="T19">the horsemen,</text:span><text:span text:style-name="T12"> and would soon overtake them.  His attention was diverted however as the footfalls stopped behind him and Cray stood </text:span><text:span text:style-name="T19">and</text:span><text:span text:style-name="T12"> spoke:</text:span></text:p>
      <text:p text:style-name="P2"><text:tab/>“<text:span text:style-name="T1">Jarik Swift</text:span><text:span text:style-name="T6">e</text:span><text:span text:style-name="T1">n, you are under arrest for insubordination and treason”.</text:span></text:p>
      <text:p text:style-name="P10"/>
      <text:p text:style-name="P10"/>
      <text:p text:style-name="P29"/>
      <text:p text:style-name="P48">Chapter 1</text:p>
      <text:p text:style-name="P47">15 Years later</text:p>
      <text:p text:style-name="P47"/>
      <text:p text:style-name="P30"><text:tab/>Jared<text:span text:style-name="T42"> finished tucking his spare shirt into his pack as his uncle Tom strolled in.</text:span></text:p>
      <text:p text:style-name="P30"><text:tab/>“<text:span text:style-name="T43">All ready then?”</text:span></text:p>
      <text:p text:style-name="P30"><text:tab/>“<text:span text:style-name="T92">Just about</text:span>…<text:span text:style-name="T43"> but I don’t understand why I can’t just stay on the farm until after the harvest?”</text:span></text:p>
      <text:p text:style-name="P30"><text:tab/>“<text:span text:style-name="T43">I wish you could lad, but if this weather keeps up there may not be much of a harvest. <text:s/>Besides it’s best that you find work that will allow you to put food on the table.”</text:span></text:p>
      <text:p text:style-name="P30"><text:tab/><text:span text:style-name="T44">Jared sighed, It </text:span><text:span text:style-name="T46">had</text:span><text:span text:style-name="T57"> been a hard year with little rain to speak o</text:span><text:span text:style-name="T80">f</text:span><text:span text:style-name="T57"> </text:span><text:span text:style-name="T75">in Eston</text:span><text:span text:style-name="T57">. <text:s/>They’d been forced to carry water from the small steam down the hill up to the fields </text:span><text:span text:style-name="T75">so some of the crops would make it</text:span><text:span text:style-name="T57">. <text:s/>Jared looked out the window to the pitiful patch of vegetables that they were able to grow </text:span><text:span text:style-name="T75">so far </text:span><text:span text:style-name="T57">this year. <text:s/>It was barely enough to keep the three of them going, let alone have any left over to sell at market.</text:span></text:p>
      <text:p text:style-name="P50"><text:tab/>“I guess your right”, he mumbled.</text:p>
      <text:p text:style-name="P51"><text:tab/></text:p>
      <text:p text:style-name="P45"><text:span text:style-name="T57"><text:tab/></text:span><text:span text:style-name="T75">Pulling the straps tight on his pack Jared</text:span><text:span text:style-name="T56"> bid farewell to his Uncle, before he found his mother wiping a tear from her cheek in the front room.</text:span></text:p>
      <text:p text:style-name="P53"><text:tab/>“I guess it’s time then?” she half asked, and half stated.</text:p>
      <text:p text:style-name="P53"><text:tab/>“Yeah… I guess so.”</text:p>
      <text:p text:style-name="P53"><text:tab/>“He’ll be fine Jess, you know as well as I that the lad can take care of himself, and he can’t do any good sitting around here.” Said Tom following Jared into the room.</text:p>
      <text:p text:style-name="P46"><text:span text:style-name="T56"><text:tab/>Jared looked at his feet as his grip tightened on his pack. <text:s/>What his uncle said was true and that made it even harder to take. <text:s/>The bulk of the farm work had been done and what remained could be accomplished by Tom and his mother. <text:s/>The food they had was enough to survive on but without selling produce in the market there would be no money for </text:span><text:span text:style-name="T75">the</text:span><text:span text:style-name="T56"> </text:span><text:span text:style-name="T75">supplies they needed for the upcoming winter.</text:span></text:p>
      <text:p text:style-name="P54"><text:tab/>“Alright, I’ll be off then.” He said embracing his mother.</text:p>
      <text:p text:style-name="P54"><text:tab/>“But you’ll be back next year?… Promise me?” she cried.</text:p>
      <text:p text:style-name="P54"><text:tab/>“Of course mom, I’ll be back.” He replied.</text:p>
      <text:p text:style-name="P54"><text:tab/></text:p>
      <text:p text:style-name="P53"><text:tab/></text:p>
      <text:p text:style-name="P50"/>
      <text:p text:style-name="P52">…</text:p>
      <text:p text:style-name="P52"/>
      <text:p text:style-name="P31"><text:soft-page-break/><text:span text:style-name="T56"><text:tab/></text:span><text:span text:style-name="T58">Jared</text:span><text:span text:style-name="T56"> passed field after field </text:span><text:span text:style-name="T76">as he walked</text:span><text:span text:style-name="T56">. <text:s/></text:span><text:span text:style-name="T79">When</text:span><text:span text:style-name="T58"> he neared the city, the </text:span><text:span text:style-name="T76">open </text:span><text:span text:style-name="T58">spaces </text:span><text:span text:style-name="T76">grew tighter and</text:span><text:span text:style-name="T58"> crowded, and the fields </text:span><text:span text:style-name="T76">eventually </text:span><text:span text:style-name="T58">disappeared behind him. <text:s text:c="2"/>His uncle </text:span><text:span text:style-name="T76">said that</text:span><text:span text:style-name="T58"> he should start looking for work at the castle. <text:s/></text:span></text:p>
      <text:p text:style-name="P55"><text:tab/>“Those jobs will treat you best”, He had said.</text:p>
      <text:p text:style-name="P55"/>
      <text:p text:style-name="P32"><text:span text:style-name="T56">He made his way to the center of the capital and found a crowd of people </text:span><text:span text:style-name="T79">near the castle</text:span><text:span text:style-name="T56"> all nudging the</text:span><text:span text:style-name="T80">ir</text:span><text:span text:style-name="T56"> way to</text:span><text:span text:style-name="T76">ward</text:span><text:span text:style-name="T56"> a small man speaking loudly on a crate. <text:s/></text:span></text:p>
      <text:p text:style-name="P32"><text:span text:style-name="T56"><text:tab/>“We don’t need anymore hands today, </text:span><text:span text:style-name="T59">all twelve spots have been taken,</text:span><text:span text:style-name="T56"> g</text:span><text:span text:style-name="T59">o and find work someplace else</text:span><text:span text:style-name="T56">.” He said waving his hands in a shooing motion. <text:s/></text:span></text:p>
      <text:p text:style-name="P32"><text:span text:style-name="T56"><text:tab/>The crowd dissipated faster than Jared would have thought. <text:s/></text:span><text:span text:style-name="T45">This must happen often</text:span><text:span text:style-name="T56">, he thought. <text:s/></text:span><text:span text:style-name="T59">Curious, he stayed to see if he could get a better idea of how th</text:span><text:span text:style-name="T79">e hiring</text:span><text:span text:style-name="T59"> processed worked.</text:span><text:span text:style-name="T56"> </text:span></text:p>
      <text:p text:style-name="P32"><text:span text:style-name="T56"><text:tab/>The man who had been shouting at the crowd hopped off his crate and </text:span><text:span text:style-name="T59">turned to face the men </text:span><text:span text:style-name="T76">and woman</text:span><text:span text:style-name="T59"> he had chosen to perform the work for the day, counting them off</text:span><text:span text:style-name="T60"> </text:span><text:span text:style-name="T59">as he passed by.</text:span></text:p>
      <text:p text:style-name="P33"><text:span text:style-name="T59"><text:tab/>“...eight, nine, ten, eleven… ah crap”, he said as he spun around eyes searching </text:span><text:span text:style-name="T60">the now disbanded crowd </text:span><text:span text:style-name="T59">for a last man to complete his crew. <text:s/>H</text:span><text:span text:style-name="T60">is eyes met Jared’s and he gestured for him </text:span><text:span text:style-name="T76">to</text:span><text:span text:style-name="T60"> join him next to the other eleven.</text:span></text:p>
      <text:p text:style-name="P33"><text:span text:style-name="T60"><text:tab/>“Y</text:span><text:span text:style-name="T59">ou looking for work”, he said.</text:span></text:p>
      <text:p text:style-name="P57"><text:tab/>“Uh, yeah... <text:s/>I mean yessir, I am.” <text:s/>Replied Jared.</text:p>
      <text:p text:style-name="P32"><text:span text:style-name="T59"><text:tab/>“</text:span><text:span text:style-name="T60">Great, come along and we’</text:span><text:span text:style-name="T61">ll</text:span><text:span text:style-name="T60"> get you sorted</text:span><text:span text:style-name="T59">.”</text:span></text:p>
      <text:p text:style-name="P57"><text:tab/></text:p>
      <text:p text:style-name="P35"><text:span text:style-name="T59"><text:tab/></text:span><text:span text:style-name="T56">The short man arranged the</text:span><text:span text:style-name="T76">m</text:span><text:span text:style-name="T56"> in groups according to size, and Jared noticed that he was by far the youngest man in the group. <text:s/>Most of those chosen for work were large heavily muscled men with a few older woman mixed in. <text:s/>Not surprisingly the bigger men were put to work carrying crates while the woman were assigned tasks cleaning, or cooking. <text:s/>That left only Jared and man of perhaps twenty. <text:s/></text:span><text:span text:style-name="T61">They both stood patiently w</text:span><text:span text:style-name="T56">hile the small man</text:span><text:span text:style-name="T77">ager</text:span><text:span text:style-name="T56"> gave orders to the woman </text:span><text:span text:style-name="T61">before sending them on their way</text:span><text:span text:style-name="T56">. Curious Jared asked the man </text:span><text:span text:style-name="T61">next to him</text:span><text:span text:style-name="T56">, </text:span></text:p>
      <text:p text:style-name="P34"><text:span text:style-name="T56"><text:tab/>“How often </text:span><text:span text:style-name="T61">d</text:span><text:span text:style-name="T56">o people come here for work?”.</text:span></text:p>
      <text:p text:style-name="P34"><text:span text:style-name="T56"><text:tab/>“Most every day... <text:s/>Most of them jobs don’t take long, but the pay is good.” the man replied </text:span><text:span text:style-name="T61">happily</text:span><text:span text:style-name="T56">. <text:s/></text:span></text:p>
      <text:p text:style-name="P58"><text:tab/>“Well, what kind of work do they usually have?” quizzed Jared.</text:p>
      <text:p text:style-name="P34"><text:span text:style-name="T56"><text:tab/>“Well, what you just seen there. <text:s/></text:span><text:span text:style-name="T61">Them men carrying the crates will only have the job for the day but those women there might have work for a few days depending on hows they cook?”</text:span></text:p>
      <text:p text:style-name="P59"><text:soft-page-break/><text:tab/>“And for us?”</text:p>
      <text:p text:style-name="P34"><text:span text:style-name="T61"><text:tab/>“Don’t </text:span><text:span text:style-name="T77">know,</text:span><text:span text:style-name="T61"> as it changes every day, but I likes to work with the stable-master. <text:s/>He’s a good man and keeps me on when he can.” <text:s/>Said the man as the small manager approached them.</text:span></text:p>
      <text:p text:style-name="P34"><text:span text:style-name="T61"><text:tab/>“Okay you two, we got stables or dungeons left, what do you wa</text:span><text:span text:style-name="T62">nt</text:span><text:span text:style-name="T61">?”</text:span></text:p>
      <text:p text:style-name="P59"><text:tab/>“Stables!” they both chorused looking eagerly at each other.</text:p>
      <text:p text:style-name="P34"><text:span text:style-name="T61"><text:tab/>“</text:span><text:span text:style-name="T62">Heard him first” </text:span><text:span text:style-name="T61">The manager laughed </text:span><text:span text:style-name="T79">pointing</text:span><text:span text:style-name="T61"> at the </text:span><text:span text:style-name="T77">older</text:span><text:span text:style-name="T62"> man.</text:span></text:p>
      <text:p text:style-name="P60"><text:tab/>“You’ve done that before anyhow, right?”</text:p>
      <text:p text:style-name="P60"><text:tab/>“Yes sir”, the man said proudly.</text:p>
      <text:p text:style-name="P60"><text:tab/>“Off you go then”, the manager said waving the man on.</text:p>
      <text:p text:style-name="P60"><text:tab/>The man started off with a spring in his step as the manager shifted his gaze to Jared and a pained look crossed his face. <text:s/></text:p>
      <text:p text:style-name="P34"><text:span text:style-name="T62"><text:tab/>“I’m sorry all I have left for you is the dungeons. <text:s/>It’s dark and dank down there and I don’t like that you’ll be near all those criminals but it’s all I’</text:span><text:span text:style-name="T77">ve got left</text:span><text:span text:style-name="T62">. “</text:span></text:p>
      <text:p text:style-name="P60"><text:tab/>A feeling of concern came to Jared as he listened.</text:p>
      <text:p text:style-name="P60"><text:tab/>“You’ll be alright, but just keep your head down and don’t talk to the prisoners. <text:s/>Your main duty’s are to feed the prisoners and clean up after them as best you can, think you can manage?”</text:p>
      <text:p text:style-name="P34"><text:span text:style-name="T62"><text:tab/>“</text:span><text:span text:style-name="T63">Yes sir, but this is just for the day right?” replied Jared.</text:span></text:p>
      <text:p text:style-name="P61"><text:tab/>“Well to be honest, you can work this job as long as you want, but people usually can’t take it longer than a few days down there before they quit.”</text:p>
      <text:p text:style-name="P61"><text:tab/>Fear and a deep curiosity coursed through Jared as he asked, “What’s down there?”</text:p>
      <text:p text:style-name="P62"><text:tab/>The man paused to consider how he should respond before deciding that the boy could handle it. <text:s/>“The worst of men is down there lad. <text:s/>Those men are your killers, and traitors, the kind that would kill you as soon as look at you.” <text:s/>He chuckled to himself as he continued. <text:s/>“They don’t put petty thieves down there I'll tell you that.” he said starting to walk toward a door behind him gesturing for Jared to follow.</text:p>
      <text:p text:style-name="P62"/>
      <text:p text:style-name="P36"><text:span text:style-name="T56"><text:tab/>The manager surprised Jared when he said that he </text:span><text:span text:style-name="T65">could stay</text:span><text:span text:style-name="T56"> in the servants quarters as long as he decided to </text:span><text:span text:style-name="T65">work</text:span><text:span text:style-name="T56"> </text:span><text:span text:style-name="T64">before leaving him with a maid. <text:s/></text:span><text:span text:style-name="T65">She was shorter than Jared and looked to be only slightly older than himself. <text:s/>She</text:span><text:span text:style-name="T56"> showed him to his room, </text:span><text:span text:style-name="T65">which</text:span><text:span text:style-name="T56"> was small </text:span><text:span text:style-name="T65">containing </text:span><text:span text:style-name="T56"><text:s/>only one other bed that looked to be alread</text:span><text:span text:style-name="T65">y taken</text:span><text:span text:style-name="T56">. <text:s/></text:span></text:p>
      <text:p text:style-name="P36"><text:span text:style-name="T56"><text:tab/>“</text:span><text:span text:style-name="T64">Just leave your things there and you can get started with your work”. </text:span><text:span text:style-name="T65">The girl said.</text:span></text:p>
      <text:p text:style-name="P38"><text:span text:style-name="T64"><text:tab/>Jared set his things down on the empty bed and followed the maid out the door. <text:s/></text:span><text:span text:style-name="T65">As she turned Jared noticed a small bruise on her left cheek that was quickly masked as her hair fell back into place.</text:span><text:span text:style-name="T64"> They </text:span><text:span text:style-name="T65">walked in silence</text:span><text:span text:style-name="T64"> </text:span><text:span text:style-name="T65">as he pondered this, and eventually </text:span><text:soft-page-break/><text:span text:style-name="T65">made their way to the </text:span><text:span text:style-name="T64">dungeons. <text:s/>A </text:span><text:span text:style-name="T65">large </text:span><text:span text:style-name="T64">guard sat in a chair before a large oak door that looked to be quite thick. <text:s/></text:span></text:p>
      <text:p text:style-name="P37"><text:span text:style-name="T64"><text:tab/>“So you brought another one did </text:span><text:span text:style-name="T78">ya</text:span><text:span text:style-name="T64">?” The man said standing, “The last boy didn’t make it a week before he took off </text:span><text:span text:style-name="T65">running</text:span><text:span text:style-name="T64">” he said with a smile.</text:span></text:p>
      <text:p text:style-name="P63"><text:tab/>The maids faced scrunched together with a mix of fear and anger before she responded, “This is Tyrell the jailer.”</text:p>
      <text:p text:style-name="P63"><text:tab/>“I’<text:span text:style-name="T93">m a</text:span> warden, missy”, the man said raising his hand as if to strike.</text:p>
      <text:p text:style-name="P63"><text:tab/></text:p>
      <text:p text:style-name="P37"><text:span text:style-name="T64"><text:tab/></text:span><text:span text:style-name="T65">The girl </text:span><text:span text:style-name="T67">scurried</text:span><text:span text:style-name="T65"> back in fear, </text:span><text:span text:style-name="T78">while </text:span><text:span text:style-name="T65">at the same time Jared took a step forward. <text:s/>The wardens smile broadened </text:span><text:span text:style-name="T78">as </text:span><text:span text:style-name="T65">he noticed the step. <text:s/></text:span></text:p>
      <text:p text:style-name="P37"><text:span text:style-name="T65"><text:tab/>“Well, well, looks like this one might have some fight in him after all, </text:span><text:span text:style-name="T67">you might just last </text:span><text:span text:style-name="T65">a month before you take off too.” He said spitting between them. <text:s/>“Out with you <text:s/>girl!” he yelled.</text:span></text:p>
      <text:p text:style-name="P37"><text:span text:style-name="T65"><text:tab/>The girl quickly obeyed, </text:span><text:span text:style-name="T66">running down the hall and around the corner.</text:span></text:p>
      <text:p text:style-name="P64"><text:tab/>“So what’s your name then runt”, Mocked the warden.</text:p>
      <text:p text:style-name="P64"><text:tab/>Jared’s knuckles turned white as his hands formed fists, “It’s Jared”.</text:p>
      <text:p text:style-name="P64"><text:tab/>“Ok Jared, let me tell you how this is going to work”, The smile on his face now reached his eyes as he continued, “You are going to do exactly what I say and nobody gets hurt, got it”.</text:p>
      <text:p text:style-name="P37"><text:span text:style-name="T66"><text:tab/>Jared’s eyes followed the mans hand as it went to his side and rested above the club on his belt. <text:s/>Judging by the </text:span><text:span text:style-name="T67">dents and ba</text:span><text:span text:style-name="T78">n</text:span><text:span text:style-name="T67">d of red that had infused to </text:span><text:span text:style-name="T66">the weapon, Jared had no doubts that this man </text:span><text:span text:style-name="T67">would</text:span><text:span text:style-name="T66"> to use it. <text:s/></text:span></text:p>
      <text:p text:style-name="P64"><text:tab/>“Yeah”, he replied face going red.</text:p>
      <text:p text:style-name="P64"><text:tab/>“Good”</text:p>
      <text:p text:style-name="P64"/>
      <text:p text:style-name="P66">…</text:p>
      <text:p text:style-name="P64"/>
      <text:p text:style-name="P39"><text:span text:style-name="T66"><text:tab/></text:span><text:span text:style-name="T56">The man in the next cell over was </text:span><text:span text:style-name="T68">continued to cough and tremble. <text:s/></text:span><text:span text:style-name="T47">Tuberculosis, so easy to prevent. <text:s/>Well not long now</text:span><text:span text:style-name="T68">, thought Victor. <text:s/>It always went like this. <text:s/></text:span><text:span text:style-name="T81">Prisoner</text:span><text:span text:style-name="T90">s were </text:span><text:span text:style-name="T91">dragged in only to get sick, </text:span><text:span text:style-name="T90">die</text:span><text:span text:style-name="T91"> and leave him alone once </text:span><text:span text:style-name="T90">more</text:span><text:span text:style-name="T68">. <text:s/>He used to care. <text:s/>He would ask the boys to bring in herbs to help cure them. <text:s text:c="2"/>That was until Tyrell took charge. <text:s/>Almost all of small stock that he had built up was confiscated and the last of </text:span><text:span text:style-name="T82">what he’d hidden</text:span><text:span text:style-name="T68"> had run out years ago. <text:s/></text:span><text:span text:style-name="T69">It was only a matter of time before sickness took him as well.</text:span><text:span text:style-name="T68"> <text:s/>So the prisoners died falling to Pneumonia, the fever, or Tuberculosis like this man. <text:s/></text:span></text:p>
      <text:p text:style-name="P67"/>
      <text:p text:style-name="P72"><text:soft-page-break/><text:span text:style-name="T56"><text:tab/>Just then the door opened and a boy stumbled </text:span><text:span text:style-name="T69">in </text:span><text:span text:style-name="T56">carrying the bowls of gruel that had become the staple. <text:s/>The boy </text:span><text:span text:style-name="T83">squinted</text:span><text:span text:style-name="T56"> </text:span><text:span text:style-name="T69">as his eyes adjusted to the dark room and</text:span><text:span text:style-name="T56"> he took in the scene. <text:s/></text:span><text:span text:style-name="T69">He tentatively stepped forward </text:span><text:span text:style-name="T84">and started distributing the food. <text:s/>His</text:span><text:span text:style-name="T56"> face softened as he passed the man </text:span><text:span text:style-name="T69">lying sick on the cold stone floor</text:span><text:span text:style-name="T56">. <text:s/></text:span><text:span text:style-name="T84">He paused for a moment pondering before h</text:span><text:span text:style-name="T56">e set down a bowl and pushed it through the iron grating in the door.</text:span><text:span text:style-name="T86"> <text:s/></text:span></text:p>
      <text:p text:style-name="P72"><text:span text:style-name="T86"><text:tab/>The boy knelt there for a moment longer saying, “I wish I could do something to help”, before standing </text:span><text:span text:style-name="T56">and then m</text:span><text:span text:style-name="T86">aking</text:span><text:span text:style-name="T56"> his way to </text:span><text:span text:style-name="T69">Victor’s</text:span><text:span text:style-name="T56"> cell. <text:s/></text:span></text:p>
      <text:p text:style-name="P67"/>
      <text:p text:style-name="P40"><text:span text:style-name="T56"><text:tab/>Victor </text:span><text:span text:style-name="T86">looked up at the sound of the boys voice and</text:span><text:span text:style-name="T56"> took in the boy, </text:span><text:span text:style-name="T69">this one was new. <text:s/></text:span><text:span text:style-name="T48">Another one, </text:span><text:span text:style-name="T53">may</text:span><text:span text:style-name="T54">be</text:span><text:span text:style-name="T53"> this one was different, maybe</text:span><text:span text:style-name="T48"> he would help</text:span><text:span text:style-name="T69">.</text:span><text:span text:style-name="T48"> <text:s/></text:span><text:span text:style-name="T69">The beatings </text:span><text:span text:style-name="T85">got</text:span><text:span text:style-name="T69"> worse with each </text:span><text:span text:style-name="T70">attempt </text:span><text:span text:style-name="T87">at </text:span><text:span text:style-name="T70"><text:s/>to speaking to the servants, </text:span><text:span text:style-name="T85">and Victor had stopped speaking to them long ago...</text:span><text:span text:style-name="T69"> but this boys face was </text:span><text:span text:style-name="T70">gentle</text:span><text:span text:style-name="T69"> and kind... </text:span><text:span text:style-name="T70">and</text:span><text:span text:style-name="T69"> there was something familiar about it, something from way back before all of this madness </text:span><text:span text:style-name="T85">that caused him to speak.</text:span></text:p>
      <text:p text:style-name="P40"><text:span text:style-name="T69"><text:tab/>“</text:span><text:span text:style-name="T70">Can you help him?” Victor asked, voice raspy with lack of use.”</text:span></text:p>
      <text:p text:style-name="P68"><text:tab/>The boy jumped, startled, and he tried unsuccessfully to grab the bowl before it went spinning onto the floor.</text:p>
      <text:p text:style-name="P68"><text:tab/>“Dang it!” the boy croaked, “you scared me.”</text:p>
      <text:p text:style-name="P40"><text:span text:style-name="T70"><text:tab/>“Can you </text:span><text:span text:style-name="T49">help</text:span><text:span text:style-name="T70"> him?” Victor repeated.</text:span></text:p>
      <text:p text:style-name="P68"><text:tab/>“I, uh... I don’t know how... he looks too far gone for help anyway.”</text:p>
      <text:p text:style-name="P68"><text:tab/>“<text:span text:style-name="T94">If you can</text:span> bring me a few things then I <text:span text:style-name="T94">may be able to </text:span>help?”</text:p>
      <text:p text:style-name="P68"><text:tab/>“I don’t know, let me just get you some more food before-”, the boy started to say as he snatched up the bowl and started to turn around.</text:p>
      <text:p text:style-name="P68"><text:tab/>“Do you <text:span text:style-name="T45">really</text:span> think Tyrell is going to let you get more?” Victor said after him.</text:p>
      <text:p text:style-name="P40"><text:span text:style-name="T70"><text:tab/>The boy stopped, and Victor saw that he gripped the bowl a little more tightly. <text:s/></text:span><text:span text:style-name="T49"><text:s text:c="2"/>That’s </text:span><text:span text:style-name="T55">promising</text:span><text:span text:style-name="T49">, he must </text:span><text:span text:style-name="T52">share my dislike for</text:span><text:span text:style-name="T49"> Tyrell.</text:span><text:span text:style-name="T70"> <text:s/>The boy slowly made his way back to the cell before responding.</text:span></text:p>
      <text:p text:style-name="P68"><text:tab/>“What do you need?”</text:p>
      <text:p text:style-name="P41"><text:span text:style-name="T70"><text:tab/>Victor smiled as he answered, “E</text:span><text:span text:style-name="T69">lderberry,</text:span><text:span text:style-name="T70"> </text:span><text:span text:style-name="T69">garlic, </text:span><text:span text:style-name="T70">and e</text:span><text:span text:style-name="T69">chinacea </text:span><text:span text:style-name="T70">if you can get it.”</text:span></text:p>
      <text:p text:style-name="P41"><text:span text:style-name="T70"><text:tab/>The boy nodded, </text:span><text:span text:style-name="T71">recognizing the first two ingredients, but sto</text:span><text:span text:style-name="T88">od</text:span><text:span text:style-name="T71"> puzzled as he heard the last one. <text:s/></text:span></text:p>
      <text:p text:style-name="P42"><text:span text:style-name="T71"><text:tab/>“What’s </text:span><text:span text:style-name="T70">e</text:span><text:span text:style-name="T69">chinacea?”</text:span></text:p>
      <text:p text:style-name="P42"><text:span text:style-name="T69"><text:tab/>“</text:span><text:span text:style-name="T71">It’s a flower, it </text:span><text:span text:style-name="T89">can help</text:span><text:span text:style-name="T71"> </text:span><text:span text:style-name="T89">with the</text:span><text:span text:style-name="T71"> infection. <text:s/>Check the flower shop in the market and ask for Anna, she can help.”</text:span></text:p>
      <text:p text:style-name="P69"><text:soft-page-break/><text:tab/>“I’ll see what I can do”, the boy said slipping the now empty bowl through the grating.</text:p>
      <text:p text:style-name="P69"><text:tab/>The boy stood up and turned to leave as Victor called out, “What’s your name friend?”</text:p>
      <text:p text:style-name="P69"><text:tab/>The boy stopped momentarily and said over his shoulder, “It’s Jared... Jared Swiften”.</text:p>
      <text:p text:style-name="P69"/>
      <text:p text:style-name="P43"><text:span text:style-name="T71"><text:tab/>The smile vanished from Victors face </text:span><text:span text:style-name="T72">as the boy stepped out, and Victor sat there both astonished and confused </text:span><text:span text:style-name="T71">as the boys footsteps faded up the stone stairs. <text:s/></text:span><text:span text:style-name="T50">Swiften</text:span><text:span text:style-name="T72">...</text:span><text:span text:style-name="T51">Swiften...</text:span><text:span text:style-name="T72"> <text:s text:c="2"/>A tear rolled down his cheek as </text:span><text:span text:style-name="T73">a feeling, once forgotten entered his heart. <text:s/>Victor felt Hope.</text:span></text:p>
      <text:p text:style-name="P70"/>
      <text:p text:style-name="P71"/>
      <text:p text:style-name="P49"><text:span text:style-name="T73">C</text:span><text:span text:style-name="T56">hapter 3</text:span></text:p>
      <text:p text:style-name="P44"><text:span text:style-name="T56"><text:tab/></text:span><text:span text:style-name="T74">Jared scuffs Tyrell and finds ingredients</text:span></text:p>
      <text:p text:style-name="P64"/>
      <text:p text:style-name="P65"/>
      <text:p text:style-name="P63"><text:tab/> <text:s/></text:p>
      <text:p text:style-name="P62"/>
      <text:p text:style-name="P56"/>
      <text:p text:style-name="P50"/>
      <text:p text:style-name="P50"/>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30T20:40:16.305169522</meta:creation-date>
    <dc:date>2016-12-05T21:46:23.085962402</dc:date>
    <meta:editing-duration>PT3H24M19S</meta:editing-duration>
    <meta:editing-cycles>43</meta:editing-cycles>
    <meta:generator>LibreOffice/5.1.5.2$Linux_X86_64 LibreOffice_project/10$Build-2</meta:generator>
    <meta:document-statistic meta:table-count="0" meta:image-count="0" meta:object-count="0" meta:page-count="15" meta:paragraph-count="200" meta:word-count="4958" meta:character-count="26882" meta:non-whitespace-character-count="21800"/>
  </office:meta>
</office:document-meta>
</file>